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master-page-name="First_20_Page">
      <style:paragraph-properties fo:text-align="center" style:justify-single-word="false" style:page-number="auto"/>
    </style:style>
    <style:style style:name="P5"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7" style:family="paragraph" style:parent-style-name="Standard">
      <style:paragraph-properties fo:margin-top="0cm" fo:margin-bottom="0cm" style: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8"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0" style:family="paragraph" style:parent-style-name="Standard">
      <style:text-properties style:font-name="Times New Roman" fo:font-size="14pt" fo:language="en" fo:country="US" style:font-size-asian="14pt" style:font-name-complex="Times New Roman1" style:font-size-complex="14pt" style:font-weight-complex="bold"/>
    </style:style>
    <style:style style:name="P11" style:family="paragraph" style:parent-style-name="Standard">
      <style:paragraph-properties fo:margin-top="0cm" fo:margin-bottom="0cm" style:contextual-spacing="false" fo:line-height="115%" fo:text-align="start" style:justify-single-word="false">
        <style:tab-stops>
          <style:tab-stop style:position="6.267cm"/>
        </style:tab-stops>
      </style:paragraph-properties>
      <style:text-properties style:use-window-font-color="true" loext:opacity="0%" style:font-name="Times New Roman" fo:font-size="14pt" fo:language="ru" fo:country="RU" officeooo:rsid="000ed0ce" officeooo:paragraph-rsid="000ed0ce" style:letter-kerning="false" style:font-name-asian="F" style:font-size-asian="14pt" style:language-asian="ru" style:country-asian="RU" style:font-name-complex="Times New Roman1" style:font-size-complex="14pt" style:language-complex="ar" style:country-complex="SA"/>
    </style:style>
    <style:style style:name="P12" style:family="paragraph" style:parent-style-name="Standard" style:list-style-name="L2">
      <style:paragraph-properties fo:margin-top="0cm" fo:margin-bottom="0cm" style:contextual-spacing="false" fo:line-height="115%" fo:text-align="start" style:justify-single-word="false">
        <style:tab-stops>
          <style:tab-stop style:position="6.267cm"/>
        </style:tab-stops>
      </style:paragraph-properties>
      <style:text-properties style:use-window-font-color="true" loext:opacity="0%" style:font-name="Times New Roman" fo:font-size="14pt" fo:language="ru" fo:country="RU" officeooo:rsid="000ed0ce" officeooo:paragraph-rsid="000ed0ce" style:letter-kerning="false" style:font-name-asian="F" style:font-size-asian="14pt" style:language-asian="ru" style:country-asian="RU" style:font-name-complex="Times New Roman1" style:font-size-complex="14pt" style:language-complex="ar" style:country-complex="SA"/>
    </style:style>
    <style:style style:name="P13" style:family="paragraph" style:parent-style-name="Standard">
      <style:paragraph-properties fo:line-height="100%"/>
      <style:text-properties style:use-window-font-color="true" loext:opacity="0%" style:font-name="Times New Roman" fo:font-size="12pt" fo:language="en" fo:country="US" officeooo:paragraph-rsid="000ed0ce" style:letter-kerning="false" style:font-name-asian="F" style:font-size-asian="12pt" style:language-asian="ru" style:country-asian="RU" style:font-name-complex="Times New Roman1" style:font-size-complex="12pt" style:language-complex="ar" style:country-complex="SA" style:font-weight-complex="bold"/>
    </style:style>
    <style:style style:name="P14"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18" style:family="paragraph" style:parent-style-name="Standard">
      <style:paragraph-properties fo:margin-top="0cm" fo:margin-bottom="0cm" style:contextual-spacing="false" fo:line-height="100%" fo:text-align="end" style:justify-single-word="false"/>
    </style:style>
    <style:style style:name="P19"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20" style:family="paragraph" style:parent-style-name="Standard">
      <style:paragraph-properties fo:margin-top="0cm" fo:margin-bottom="0cm" style:contextual-spacing="false" fo:line-height="100%" fo:text-align="center" style:justify-single-word="false"/>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23"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officeooo:paragraph-rsid="000ed0ce"/>
    </style:style>
    <style:style style:name="P24" style:family="paragraph" style:parent-style-name="Standard">
      <style:text-properties fo:language="en" fo:country="US" fo:font-weight="bold" style:font-weight-asian="bold" style:font-weight-complex="bold"/>
    </style:style>
    <style:style style:name="P25" style:family="paragraph" style:parent-style-name="Standard">
      <style:paragraph-properties fo:text-align="center" style:justify-single-word="false"/>
      <style:text-properties officeooo:rsid="000ed0ce" officeooo:paragraph-rsid="000ed0ce"/>
    </style:style>
    <style:style style:name="P26" style:family="paragraph" style:parent-style-name="Standard">
      <style:paragraph-properties fo:margin-top="0cm" fo:margin-bottom="0cm" style:contextual-spacing="false" fo:line-height="150%" fo:text-align="start" style:justify-single-word="false">
        <style:tab-stops>
          <style:tab-stop style:position="6.267cm"/>
        </style:tab-stops>
      </style:paragraph-properties>
      <style:text-properties officeooo:rsid="000ed0ce" officeooo:paragraph-rsid="000ed0ce"/>
    </style:style>
    <style:style style:name="P27" style:family="paragraph" style:parent-style-name="Standard">
      <style:paragraph-properties fo:margin-top="0cm" fo:margin-bottom="0cm" style:contextual-spacing="false"/>
      <style:text-properties officeooo:paragraph-rsid="000ed0ce"/>
    </style:style>
    <style:style style:name="P28" style:family="paragraph" style:parent-style-name="Standard" style:list-style-name="L1">
      <style:paragraph-properties fo:margin-top="0cm" fo:margin-bottom="0cm" style:contextual-spacing="false"/>
      <style:text-properties officeooo:paragraph-rsid="000ed0ce"/>
    </style:style>
    <style:style style:name="P29" style:family="paragraph" style:parent-style-name="Standard">
      <style:paragraph-properties fo:margin-top="0cm" fo:margin-bottom="0cm" style:contextual-spacing="false"/>
      <style:text-properties fo:font-weight="bold" officeooo:paragraph-rsid="000ed0ce" style:font-weight-asian="bold" style:font-weight-complex="bold"/>
    </style:style>
    <style:style style:name="P30" style:family="paragraph" style:parent-style-name="Standard">
      <style:paragraph-properties fo:margin-top="0cm" fo:margin-bottom="0cm" style:contextual-spacing="false"/>
      <style:text-properties style:text-underline-style="solid" style:text-underline-width="auto" style:text-underline-color="font-color" officeooo:paragraph-rsid="000ed0ce"/>
    </style:style>
    <style:style style:name="P31" style:family="paragraph" style:parent-style-name="Standard">
      <style:text-properties fo:font-size="14pt" officeooo:paragraph-rsid="000ed0ce" style:font-size-asian="14pt" style:font-size-complex="14pt"/>
    </style:style>
    <style:style style:name="P32" style:family="paragraph" style:parent-style-name="Standard">
      <style:paragraph-properties fo:line-height="115%" fo:text-align="start" style:justify-single-word="false"/>
      <style:text-properties fo:font-weight="normal" officeooo:rsid="000ed0ce" officeooo:paragraph-rsid="000ed0ce" style:font-weight-asian="normal" style:font-weight-complex="normal"/>
    </style:style>
    <style:style style:name="P33" style:family="paragraph" style:parent-style-name="Standard">
      <style:paragraph-properties fo:line-height="100%"/>
      <style:text-properties fo:font-size="12pt" style:font-size-asian="12pt" style:font-size-complex="12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0ed0ce"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style:font-name="Times New Roman" fo:font-size="14pt" fo:language="en" fo:country="US" fo:font-weight="bold" style:font-size-asian="14pt" style:font-weight-asian="bold" style:font-name-complex="Times New Roman1" style:font-size-complex="14pt"/>
    </style:style>
    <style:style style:name="T7"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8" style:family="text">
      <style:text-properties style:font-name="Times New Roman" fo:font-size="14pt" fo:language="en" fo:country="US" fo:font-weight="bold" officeooo:rsid="000ed0ce" style:font-size-asian="14pt" style:font-weight-asian="bold" style:font-name-complex="Times New Roman1" style:font-size-complex="14pt"/>
    </style:style>
    <style:style style:name="T9" style:family="text">
      <style:text-properties style:font-name="Times New Roman" fo:font-size="14pt" fo:language="en" fo:country="US" fo:font-weight="bold" officeooo:rsid="000ed0ce" style:font-name-asian="F" style:font-size-asian="14pt" style:language-asian="ru" style:country-asian="RU" style:font-weight-asian="bold" style:font-name-complex="Times New Roman1" style:font-size-complex="14pt"/>
    </style:style>
    <style:style style:name="T10" style:family="text">
      <style:text-properties style:font-name="Times New Roman" fo:language="en" fo:country="US" style:font-name-complex="Times New Roman1" style:font-weight-complex="bold"/>
    </style:style>
    <style:style style:name="T11" style:family="text">
      <style:text-properties style:font-name="Times New Roman" fo:language="en" fo:country="US" fo:font-weight="bold" officeooo:rsid="000ed0ce" style:font-name-asian="F" style:language-asian="ru" style:country-asian="RU" style:font-weight-asian="bold" style:font-name-complex="Times New Roman1" style:font-weight-complex="bold"/>
    </style:style>
    <style:style style:name="T12" style:family="text">
      <style:text-properties style:font-name="Times New Roman" fo:language="en" fo:country="US" fo:font-weight="bold" style:font-weight-asian="bold" style:font-name-complex="Times New Roman1" style:font-weight-complex="bold"/>
    </style:style>
    <style:style style:name="T13" style:family="text">
      <style:text-properties style:font-name="Times New Roman" fo:language="en" fo:country="US" fo:font-weight="bold" officeooo:rsid="000ed0ce" style:font-weight-asian="bold" style:font-name-complex="Times New Roman1" style:font-weight-complex="bold"/>
    </style:style>
    <style:style style:name="T14" style:family="text">
      <style:text-properties fo:font-size="14pt" style:font-size-asian="14pt" style:font-size-complex="14pt"/>
    </style:style>
    <style:style style:name="T15" style:family="text">
      <style:text-properties fo:color="#000000" loext:opacity="100%" style:font-name="Times New Roman" fo:font-size="14pt" style:font-name-asian="Times New Roman1" style:font-size-asian="14pt" style:font-name-complex="Times New Roman1" style:font-size-complex="14pt"/>
    </style:style>
    <style:style style:name="T16" style:family="text">
      <style:text-properties fo:color="#000000" loext:opacity="100%" style:font-name="Times New Roman" fo:font-size="14pt" officeooo:rsid="000ed0ce" style:font-name-asian="Times New Roman1" style:font-size-asian="14pt" style:font-name-complex="Times New Roman1" style:font-size-complex="14pt"/>
    </style:style>
    <style:style style:name="T17"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8" style:family="text">
      <style:text-properties fo:color="#000000" loext:opacity="100%" style:font-name="Times New Roman" fo:font-size="14pt" fo:language="en" fo:country="US" officeooo:rsid="000ed0ce" style:font-name-asian="Times New Roman1" style:font-size-asian="14pt" style:language-asian="ru" style:country-asian="RU" style:font-name-complex="Times New Roman1" style:font-size-complex="14pt"/>
    </style:style>
    <style:style style:name="T19"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20" style:family="text">
      <style:text-properties fo:color="#000000" loext:opacity="100%" style:font-name="Times New Roman" fo:font-size="14pt" fo:language="en" fo:country="US" officeooo:rsid="000ed0ce" style:font-name-asian="Times New Roman1" style:font-size-asian="14pt" style:font-name-complex="Times New Roman1" style:font-size-complex="14pt"/>
    </style:style>
    <style:style style:name="T21" style:family="text">
      <style:text-properties style:use-window-font-color="true" loext:opacity="0%" style:font-name="Times New Roman" fo:font-size="14pt" style:font-size-asian="14pt" style:font-name-complex="Times New Roman1" style:font-size-complex="14pt"/>
    </style:style>
    <style:style style:name="T22" style:family="text">
      <style:text-properties style:use-window-font-color="true" loext:opacity="0%" style:font-name="Times New Roman" fo:font-size="14pt" fo:language="ru" fo:country="RU" fo:font-weight="normal" style:letter-kerning="false" style:font-name-asian="F" style:font-size-asian="14pt" style:language-asian="ru" style:country-asian="RU" style:font-weight-asian="normal" style:font-name-complex="Times New Roman1" style:font-size-complex="14pt" style:language-complex="ar" style:country-complex="SA" style:font-weight-complex="normal"/>
    </style:style>
    <style:style style:name="T2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Московский Авиационный Институт</text:span></text:p>
      <text:p text:style-name="P3"><text:span text:style-name="T1">(Национальный Исследовательский Университет)</text:span></text:p>
      <text:p text:style-name="P5"/>
      <text:p text:style-name="P3"><text:span text:style-name="T1">Факультет информационных технологий и прикладной математики</text:span></text:p>
      <text:p text:style-name="P3"><text:span text:style-name="T1">Кафедра вычислительной математики и программирования</text:span></text:p>
      <text:p text:style-name="P6"/>
      <text:p text:style-name="P6"/>
      <text:p text:style-name="P3"><text:span text:style-name="T2">Лабораторная работа №</text:span><text:span text:style-name="T4">6-8</text:span><text:span text:style-name="T2"> по курсу</text:span><text:span text:style-name="T3"> </text:span></text:p>
      <text:p text:style-name="P3"><text:span text:style-name="T5">«Операционные системы»</text:span></text:p>
      <text:p text:style-name="Standard"><text:span text:style-name="T2"><text:tab/></text:span></text:p>
      <text:p text:style-name="P25"><text:span text:style-name="T3">ОЧЕРЕДИ СООБЩЕНИЙ</text:span></text:p>
      <text:p text:style-name="P14"/>
      <text:p text:style-name="P14"/>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8"><text:span text:style-name="T15">Студент: </text:span><text:span text:style-name="T16">Белоносов Кирилл Алексеевич</text:span></text:p>
      <text:p text:style-name="P19"><text:span text:style-name="T15">Группа: М8О–20</text:span><text:span text:style-name="T16">8</text:span><text:span text:style-name="T15">Б–</text:span><text:span text:style-name="T19">2</text:span><text:span text:style-name="T20">1</text:span></text:p>
      <text:p text:style-name="P19"><text:span text:style-name="T15">Вариант: </text:span><text:span text:style-name="T16">38</text:span></text:p>
      <text:p text:style-name="P18"><text:span text:style-name="T15">Преподаватель: Соколов Андрей Алексеевич</text:span></text:p>
      <text:p text:style-name="P18"><text:span text:style-name="T15">Оценка: __________ </text:span></text:p>
      <text:p text:style-name="P18"><text:span text:style-name="T15">Дата: __________</text:span></text:p>
      <text:p text:style-name="P18"><text:span text:style-name="T15">Подпись: __________</text:span></text:p>
      <text:p text:style-name="P16"/>
      <text:p text:style-name="P17"/>
      <text:p text:style-name="P17"/>
      <text:p text:style-name="P20"><text:span text:style-name="T15">Москва, 20</text:span><text:span text:style-name="T17">2</text:span><text:span text:style-name="T18">2</text:span><text:span text:style-name="T15">.</text:span></text:p>
      <text:p text:style-name="P6"/>
      <text:p text:style-name="P3"><text:soft-page-break/><text:span text:style-name="T2">Постановка задачи</text:span></text:p>
      <text:h text:style-name="Heading_20_2" text:outline-level="2"><text:span text:style-name="T21">Цель работы</text:span></text:h>
      <text:p text:style-name="P27"><text:span text:style-name="T1">Целью является приобретение практических навыков в: </text:span></text:p>
      <text:list xml:id="list2336317420" text:style-name="L1">
        <text:list-item>
          <text:p text:style-name="P28"><text:span text:style-name="T1">Управлении серверами сообщений (№6)</text:span></text:p>
        </text:list-item>
        <text:list-item>
          <text:p text:style-name="P28"><text:span text:style-name="T1">Применение отложенных вычислений (№7)</text:span></text:p>
        </text:list-item>
        <text:list-item>
          <text:p text:style-name="P28"><text:span text:style-name="T1">Интеграция программных систем друг с другом (№8) </text:span></text:p>
        </text:list-item>
      </text:list>
      <text:p text:style-name="P29"><text:span text:style-name="T1">Задание </text:span></text:p>
      <text:p text:style-name="P27"><text:span text:style-name="T1">Реализовать распределенную систему по асинхронной обработке запросов. В данной распределенной системе должно существовать 2 вида узлов: «управляющий» и «вычислительный». Необходимо объединить данные узлы в соответствии с той топологией, которая определена вариантом. Связь между узлами необходимо осуществить при помощи технологии очередей сообщений. Также в данной системе необходимо предусмотреть проверку доступности узлов в соответствии с вариантом. При убийстве («kill -9») любого вычислительного узла система должна пытаться максимально сохранять свою работоспособность, а именно все дочерние узлы убитого узла могут стать недоступными, но родительские узлы должны сохранить свою работоспособность. </text:span></text:p>
      <text:p text:style-name="P27"><text:span text:style-name="T1">Управляющий узел отвечает за ввод команд от пользователя и отправку этих команд на вычислительные узлы. Список основных поддерживаемых команд: </text:span></text:p>
      <text:p text:style-name="P29"><text:span text:style-name="T1">Создание нового вычислительного узла </text:span></text:p>
      <text:p text:style-name="P27"><text:span text:style-name="T1">Формат команды: create id [parent] </text:span></text:p>
      <text:p text:style-name="P27"><text:span text:style-name="T1">id – целочисленный идентификатор нового вычислительного узла </text:span></text:p>
      <text:p text:style-name="P27"><text:span text:style-name="T1">parent – целочисленный идентификатор родительского узла. Если топологией не предусмотрено введение данного параметра, то его необходимо игнорировать (если его ввели) </text:span></text:p>
      <text:p text:style-name="P27"><text:span text:style-name="T1">Формат вывода: «Ok: pid», где pid – идентификатор процесса для созданного вычислительного узла </text:span></text:p>
      <text:p text:style-name="P27"><text:span text:style-name="T1">«Error: Already exists» - вычислительный узел с таким идентификатором уже существует </text:span></text:p>
      <text:p text:style-name="P27"><text:span text:style-name="T1">«Error: Parent not found» - нет такого родительского узла с таким идентификатором </text:span></text:p>
      <text:p text:style-name="P27"><text:span text:style-name="T1">«Error: Parent is unavailable» - родительский узел существует, но по каким-то причинам с ним не удается связаться </text:span></text:p>
      <text:p text:style-name="P27"><text:span text:style-name="T1">«Error: [Custom error]» - любая другая обрабатываемая ошибка </text:span></text:p>
      <text:p text:style-name="P30"><text:span text:style-name="T1">Пример:</text:span></text:p>
      <text:p text:style-name="P27"><text:span text:style-name="T1">&gt; create 10 5 </text:span></text:p>
      <text:p text:style-name="P27"><text:span text:style-name="T1">Ok: 3128 </text:span></text:p>
      <text:p text:style-name="P27"><text:span text:style-name="T1">Примечания: создание нового управляющего узла осуществляется пользователем программы при помощи запуска исполняемого файла. Id и pid — это разные идентификаторы. </text:span></text:p>
      <text:p text:style-name="P29"><text:soft-page-break/><text:span text:style-name="T1">Удаление существующего вычислительного узла </text:span></text:p>
      <text:p text:style-name="P27"><text:span text:style-name="T1">Формат команды: remove id </text:span></text:p>
      <text:p text:style-name="P27"><text:span text:style-name="T1">id – целочисленный идентификатор удаляемого вычислительного узла</text:span></text:p>
      <text:p text:style-name="P27"><text:span text:style-name="T1"/></text:p>
      <text:p text:style-name="P27"><text:span text:style-name="T1">Формат вывода: </text:span></text:p>
      <text:p text:style-name="P27"><text:span text:style-name="T1">«Ok» - успешное удаление </text:span></text:p>
      <text:p text:style-name="P27"><text:span text:style-name="T1">«Error: Not found» - вычислительный узел с таким идентификатором не найден </text:span></text:p>
      <text:p text:style-name="P27"><text:span text:style-name="T1">«Error: Node is unavailable» - по каким-то причинам не удается связаться с вычислительным узлом </text:span></text:p>
      <text:p text:style-name="P27"><text:span text:style-name="T1">«Error: [Custom error]» - любая другая обрабатываемая ошибка </text:span></text:p>
      <text:p text:style-name="P30"><text:span text:style-name="T1">Пример: </text:span></text:p>
      <text:p text:style-name="P27"><text:span text:style-name="T1">&gt; remove 10 </text:span></text:p>
      <text:p text:style-name="P27"><text:span text:style-name="T1">Ok </text:span></text:p>
      <text:p text:style-name="P27"><text:span text:style-name="T1">Примечание: при удалении узла из топологии его процесс должен быть завершен и работоспособность вычислительной сети не должна быть нарушена. </text:span></text:p>
      <text:p text:style-name="P29"><text:span text:style-name="T1">Исполнение команды на вычислительном узле </text:span></text:p>
      <text:p text:style-name="P27"><text:span text:style-name="T1">Формат команды: exec id [params] </text:span></text:p>
      <text:p text:style-name="P27"><text:span text:style-name="T1">id – целочисленный идентификатор вычислительного узла, на который отправляется команда </text:span></text:p>
      <text:p text:style-name="P27"><text:span text:style-name="T1">Формат вывода: </text:span></text:p>
      <text:p text:style-name="P27"><text:span text:style-name="T1">«Ok:id: [result]», где result – результат выполненной команды </text:span></text:p>
      <text:p text:style-name="P27"><text:span text:style-name="T1">«Error:id: Not found» - вычислительный узел с таким идентификатором не найден </text:span></text:p>
      <text:p text:style-name="P27"><text:span text:style-name="T1">«Error:id: Node is unavailable» - по каким-то причинам не удается связаться с вычислительным узлом </text:span></text:p>
      <text:p text:style-name="P27"><text:span text:style-name="T1">«Error:id: [Custom error]» - любая другая обрабатываемая ошибка </text:span></text:p>
      <text:p text:style-name="P30"><text:span text:style-name="T1">Пример: </text:span></text:p>
      <text:p text:style-name="P27"><text:span text:style-name="T1">Можно найти в описании конкретной команды, определенной вариантом задания. </text:span></text:p>
      <text:p text:style-name="P27"><text:span text:style-name="T1">Примечание: выполнение команд должно быть асинхронным. Т.е. пока выполняется команда на одном из вычислительных узлов, то можно отправить следующую команду на другой вычислительный узел.</text:span></text:p>
      <text:p text:style-name="P7"/>
      <text:p text:style-name="P8"/>
      <text:p text:style-name="P8"/>
      <text:p text:style-name="P8"/>
      <text:p text:style-name="P8"/>
      <text:p text:style-name="P8"/>
      <text:p text:style-name="P23"><text:soft-page-break/><text:span text:style-name="T2">Общи</text:span><text:span text:style-name="T4">е сведения о программе</text:span></text:p>
      <text:p text:style-name="P11">Основная программа компилируется из файла client.c. Также подключаются файлы zmq_struct.c — функции для работы с очередью. Server.c представляет собой вычислительную ноду к которой также подключается zmq_struct.c.</text:p>
      <text:p text:style-name="P11">Системные вызовы:</text:p>
      <text:list xml:id="list3211385914" text:style-name="L2">
        <text:list-item>
          <text:p text:style-name="P12"><text:span text:style-name="T23">zmq_ctx_new() </text:span>- создать новый контекст</text:p>
        </text:list-item>
        <text:list-item>
          <text:p text:style-name="P12"><text:span text:style-name="T23">zmq_socket() </text:span>- создать новый сокет</text:p>
        </text:list-item>
        <text:list-item>
          <text:p text:style-name="P12"><text:span text:style-name="T23">zmq_setsockopt() </text:span>- задать настройки сокета</text:p>
        </text:list-item>
        <text:list-item>
          <text:p text:style-name="P12"><text:span text:style-name="T23">zmq_bind() </text:span>- настраивает сокет на определенный IP-адрес и порт</text:p>
        </text:list-item>
        <text:list-item>
          <text:p text:style-name="P12"><text:span text:style-name="T23">zmq_connect() -</text:span> подключает сокет к определенную адресу, сокет становится клиентским</text:p>
        </text:list-item>
        <text:list-item>
          <text:p text:style-name="P12"><text:span text:style-name="T23">zmq_close() -</text:span> закрыть соединение по сокету</text:p>
        </text:list-item>
        <text:list-item>
          <text:p text:style-name="P12"><text:span text:style-name="T23">zmq_ctx_destroy()</text:span> - уничтожить контекст</text:p>
        </text:list-item>
        <text:list-item>
          <text:p text:style-name="P12"><text:span text:style-name="T23">zmq_msg_init() </text:span>- инициализировать новое сообщение zeromq</text:p>
        </text:list-item>
        <text:list-item>
          <text:p text:style-name="P12"><text:span text:style-name="T23">zmq_msg_init_size() </text:span>- инициализировать размер сообщения</text:p>
        </text:list-item>
        <text:list-item>
          <text:p text:style-name="P12"><text:span text:style-name="T23">zmq_msg_init_data() </text:span>- инициализировать данные сообщения</text:p>
        </text:list-item>
        <text:list-item>
          <text:p text:style-name="P12"><text:span text:style-name="T23">zmq_msg_send()</text:span> - отправить сообщение</text:p>
        </text:list-item>
        <text:list-item>
          <text:p text:style-name="P12"><text:span text:style-name="T23">zmq_msg_recv()</text:span> - получить сообщение</text:p>
        </text:list-item>
        <text:list-item>
          <text:p text:style-name="P12"><text:span text:style-name="T23">zmq_msg_close()</text:span> - уничтожить сообщение</text:p>
        </text:list-item>
      </text:list>
      <text:p text:style-name="P11"/>
      <text:p text:style-name="P22"><text:span text:style-name="T2">Общий метод и алгоритм решения</text:span><text:span text:style-name="T1">.</text:span></text:p>
      <text:p text:style-name="P26"><text:span text:style-name="T22">ZeroMQ представляет собой брокер сообщений, каждый раз, когда мы связываем два сокета между ними возникает очередь сообщений. Реализуем главный узел, который будет отвечать за создание новых узлов и удаление старых. Реализуем создание новых узлов, с помощью системного вызова fork(), с помощью execlp() будем запускать экземпляры программ server. Также будем поддерживать древовидную структуру узлов, что помогает быстро найти нужную ноду. Также реализовал обработчик сигналов, который при завершении работы сервера, выключает все вычислительные ноды.</text:span></text:p>
      <text:p text:style-name="P23"><text:span text:style-name="T2">Основные файлы программы</text:span></text:p>
      <text:p text:style-name="Standard"><text:span text:style-name="T8">zmq_struct</text:span><text:span text:style-name="T2">.</text:span><text:span text:style-name="T6">c</text:span><text:span text:style-name="T2">:</text:span></text:p>
      <text:p text:style-name="P33"><text:span text:style-name="T10">#include "zmq_struct.h"</text:span></text:p>
      <text:p text:style-name="P33"><text:span text:style-name="T10">#include &lt;zmq.h&gt;</text:span></text:p>
      <text:p text:style-name="P33"><text:span text:style-name="T10">#include &lt;assert.h&gt;</text:span></text:p>
      <text:p text:style-name="P33"><text:span text:style-name="T10">#include &lt;string.h&gt;</text:span></text:p>
      <text:p text:style-name="P33"><text:soft-page-break/><text:span text:style-name="T10">#include &lt;errno.h&gt;</text:span></text:p>
      <text:p text:style-name="P33"/>
      <text:p text:style-name="P33"><text:span text:style-name="T10">int create_conn(int id, void * socket, void * context) {</text:span></text:p>
      <text:p text:style-name="P33"><text:span text:style-name="T10"><text:s text:c="4"/>int rc;</text:span></text:p>
      <text:p text:style-name="P33"><text:span text:style-name="T10"><text:s text:c="4"/>char path[40] = "tcp://*:";</text:span></text:p>
      <text:p text:style-name="P33"><text:span text:style-name="T10"><text:s text:c="4"/>int new_port = id + 5555;</text:span></text:p>
      <text:p text:style-name="P33"><text:span text:style-name="T10"><text:s text:c="4"/>char port[40];</text:span></text:p>
      <text:p text:style-name="P33"><text:span text:style-name="T10"><text:s text:c="4"/>sprintf(port, "%d", new_port);</text:span></text:p>
      <text:p text:style-name="P33"><text:span text:style-name="T10"><text:s text:c="4"/>strcat(path, port);</text:span></text:p>
      <text:p text:style-name="P33"><text:span text:style-name="T10"><text:s text:c="4"/>rc = zmq_bind(socket, path);</text:span></text:p>
      <text:p text:style-name="P33"><text:span text:style-name="T10"><text:s text:c="4"/>assert(rc == 0);</text:span></text:p>
      <text:p text:style-name="P33"><text:span text:style-name="T10"><text:s text:c="4"/>return 1;</text:span></text:p>
      <text:p text:style-name="P33"><text:span text:style-name="T10">}</text:span></text:p>
      <text:p text:style-name="P33"><text:span text:style-name="T10">int ping_send(void * socket, message_zmq * msg) {</text:span></text:p>
      <text:p text:style-name="P33"><text:span text:style-name="T10"><text:s text:c="4"/>int rc;</text:span></text:p>
      <text:p text:style-name="P33"><text:span text:style-name="T10"><text:s text:c="4"/>zmq_msg_t message;</text:span></text:p>
      <text:p text:style-name="P33"><text:span text:style-name="T10"><text:s text:c="4"/>zmq_msg_init(&amp;message);</text:span></text:p>
      <text:p text:style-name="P33"><text:span text:style-name="T10"><text:s text:c="4"/>rc = zmq_msg_init_size(&amp;message, sizeof(message_zmq));</text:span></text:p>
      <text:p text:style-name="P33"><text:span text:style-name="T10"><text:s text:c="4"/>assert(rc == 0);</text:span></text:p>
      <text:p text:style-name="P33"><text:span text:style-name="T10"><text:s text:c="4"/>rc = zmq_msg_init_data(&amp;message, msg, sizeof(message_zmq), NULL, NULL);</text:span></text:p>
      <text:p text:style-name="P33"><text:span text:style-name="T10"><text:s text:c="4"/>assert(rc == 0);</text:span></text:p>
      <text:p text:style-name="P33"><text:span text:style-name="T10"><text:s text:c="4"/>rc = zmq_msg_send(&amp;message, socket, 0);</text:span></text:p>
      <text:p text:style-name="P33"><text:span text:style-name="T10"><text:s text:c="4"/>if (rc == -1) {</text:span></text:p>
      <text:p text:style-name="P33"><text:span text:style-name="T10"><text:s text:c="8"/>zmq_msg_close(&amp;message);</text:span></text:p>
      <text:p text:style-name="P33"><text:span text:style-name="T10"><text:s text:c="8"/>printf("Error: sending timeout\n");</text:span></text:p>
      <text:p text:style-name="P33"><text:span text:style-name="T10"><text:s text:c="8"/>return 0;</text:span></text:p>
      <text:p text:style-name="P33"><text:span text:style-name="T10"><text:s text:c="4"/>}</text:span></text:p>
      <text:p text:style-name="P33"><text:span text:style-name="T10"><text:s text:c="4"/>return 1;</text:span></text:p>
      <text:p text:style-name="P33"><text:span text:style-name="T10">}</text:span></text:p>
      <text:p text:style-name="P33"/>
      <text:p text:style-name="P33"><text:span text:style-name="T10">message_zmq * ping_receive(void * socket) {</text:span></text:p>
      <text:p text:style-name="P33"><text:span text:style-name="T10"><text:s text:c="4"/>int rc;</text:span></text:p>
      <text:p text:style-name="P33"><text:span text:style-name="T10"><text:s text:c="4"/>zmq_msg_t ans;</text:span></text:p>
      <text:p text:style-name="P33"><text:soft-page-break/><text:span text:style-name="T10"><text:s text:c="4"/>zmq_msg_init(&amp;ans);</text:span></text:p>
      <text:p text:style-name="P33"><text:span text:style-name="T10"><text:s text:c="4"/>rc = zmq_msg_recv(&amp;ans, socket, 0);</text:span></text:p>
      <text:p text:style-name="P33"><text:span text:style-name="T10"><text:s text:c="4"/>if (rc == -1) {</text:span></text:p>
      <text:p text:style-name="P33"><text:span text:style-name="T10"><text:s text:c="8"/>zmq_msg_close(&amp;ans);</text:span></text:p>
      <text:p text:style-name="P33"><text:span text:style-name="T10"><text:s text:c="8"/>return NULL;</text:span></text:p>
      <text:p text:style-name="P33"><text:span text:style-name="T10"><text:s text:c="4"/>}</text:span></text:p>
      <text:p text:style-name="P33"><text:span text:style-name="T10"><text:s text:c="4"/>assert(rc == sizeof(message_zmq));</text:span></text:p>
      <text:p text:style-name="P33"><text:span text:style-name="T10"><text:s text:c="4"/>message_zmq * data = (message_zmq *)zmq_msg_data(&amp;ans);</text:span></text:p>
      <text:p text:style-name="P33"><text:span text:style-name="T10"><text:s text:c="4"/>rc = zmq_msg_close(&amp;ans);</text:span></text:p>
      <text:p text:style-name="P33"><text:span text:style-name="T10"><text:s text:c="4"/>assert(rc == 0);</text:span></text:p>
      <text:p text:style-name="P33"><text:span text:style-name="T10"><text:s text:c="4"/>return data;</text:span></text:p>
      <text:p text:style-name="P33"><text:span text:style-name="T10">}</text:span></text:p>
      <text:p text:style-name="P33"><text:span text:style-name="T10">void send_string(void *socket, const char *string) {</text:span></text:p>
      <text:p text:style-name="P33"><text:span text:style-name="T10"><text:tab/>zmq_send(socket, strdup(string), strlen(string), 0);</text:span></text:p>
      <text:p text:style-name="P33"><text:span text:style-name="T10">}</text:span></text:p>
      <text:p text:style-name="P33"><text:span text:style-name="T10">char * recv_string (void *socket, long long size) {</text:span></text:p>
      <text:p text:style-name="P33"><text:span text:style-name="T10"><text:s text:c="4"/>char buffer[size];</text:span></text:p>
      <text:p text:style-name="P33"><text:span text:style-name="T10"><text:s text:c="4"/>zmq_recv (socket, buffer, size-1, 0);</text:span></text:p>
      <text:p text:style-name="P33"><text:span text:style-name="T10"><text:s text:c="4"/>buffer [size] = '\0';</text:span></text:p>
      <text:p text:style-name="P33"><text:span text:style-name="T10"><text:s text:c="4"/>return strdup (buffer);</text:span></text:p>
      <text:p text:style-name="P33"><text:span text:style-name="T10">}</text:span></text:p>
      <text:p text:style-name="Standard"><text:span text:style-name="T8">zmq_struct</text:span><text:span text:style-name="T6">.</text:span><text:span text:style-name="T8">h</text:span></text:p>
      <text:p text:style-name="P33"><text:span text:style-name="T10">#ifndef ZMQ_STRUCT</text:span></text:p>
      <text:p text:style-name="P33"><text:span text:style-name="T10">#define ZMQ_STRUCT</text:span></text:p>
      <text:p text:style-name="P33"/>
      <text:p text:style-name="P33"><text:span text:style-name="T10">typedef struct</text:span></text:p>
      <text:p text:style-name="P33"><text:span text:style-name="T10">{</text:span></text:p>
      <text:p text:style-name="P33"><text:span text:style-name="T10"><text:s text:c="4"/>int key;</text:span></text:p>
      <text:p text:style-name="P33"><text:span text:style-name="T10"><text:s text:c="4"/>int id;</text:span></text:p>
      <text:p text:style-name="P33"><text:span text:style-name="T10"><text:s text:c="4"/>long long size;</text:span></text:p>
      <text:p text:style-name="P33"><text:span text:style-name="T10">} message_zmq;</text:span></text:p>
      <text:p text:style-name="P33"/>
      <text:p text:style-name="P33"><text:span text:style-name="T10">enum Status{</text:span></text:p>
      <text:p text:style-name="P33"><text:soft-page-break/><text:span text:style-name="T10"><text:s text:c="4"/>CHECK,</text:span></text:p>
      <text:p text:style-name="P33"><text:span text:style-name="T10"><text:s text:c="4"/>PING,</text:span></text:p>
      <text:p text:style-name="P33"><text:span text:style-name="T10"><text:s text:c="4"/>CREATE,</text:span></text:p>
      <text:p text:style-name="P33"><text:span text:style-name="T10"><text:s text:c="4"/>REMOVE,</text:span></text:p>
      <text:p text:style-name="P33"><text:span text:style-name="T10"><text:s text:c="4"/>EXEC,</text:span></text:p>
      <text:p text:style-name="P33"><text:span text:style-name="T10"><text:s text:c="4"/>SUCCESS,</text:span></text:p>
      <text:p text:style-name="P33"><text:span text:style-name="T10"><text:s text:c="4"/>FAIL,</text:span></text:p>
      <text:p text:style-name="P33"><text:span text:style-name="T10"><text:s text:c="4"/>FAIL_PING,</text:span></text:p>
      <text:p text:style-name="P33"><text:span text:style-name="T10"><text:s text:c="4"/>FAIL_CREATE</text:span></text:p>
      <text:p text:style-name="P33"><text:span text:style-name="T10">};</text:span></text:p>
      <text:p text:style-name="P33"/>
      <text:p text:style-name="P33"><text:span text:style-name="T10">int ping_send(void * socket, message_zmq * msg);</text:span></text:p>
      <text:p text:style-name="P33"><text:span text:style-name="T10">message_zmq * ping_receive(void * socket);</text:span></text:p>
      <text:p text:style-name="P33"><text:span text:style-name="T10">int create_conn(int id, void * socket, void * context);</text:span></text:p>
      <text:p text:style-name="P33"><text:span text:style-name="T10">void send_string(void *socket, const char *string);</text:span></text:p>
      <text:p text:style-name="P33"><text:span text:style-name="T10">char * recv_string (void *socket, long long size);</text:span></text:p>
      <text:p text:style-name="P33"><text:span text:style-name="T10">#endif</text:span></text:p>
      <text:p text:style-name="Standard"><text:span text:style-name="T9">server</text:span><text:span text:style-name="T6">.</text:span><text:span text:style-name="T8">c</text:span></text:p>
      <text:p text:style-name="P33"><text:span text:style-name="T10">#include &lt;zmq.h&gt;</text:span></text:p>
      <text:p text:style-name="P33"><text:span text:style-name="T10">#include &lt;stdio.h&gt;</text:span></text:p>
      <text:p text:style-name="P33"><text:span text:style-name="T10">#include &lt;unistd.h&gt;</text:span></text:p>
      <text:p text:style-name="P33"><text:span text:style-name="T10">#include &lt;string.h&gt;</text:span></text:p>
      <text:p text:style-name="P33"><text:span text:style-name="T10">#include &lt;stdlib.h&gt;</text:span></text:p>
      <text:p text:style-name="P33"><text:span text:style-name="T10">#include &lt;stdbool.h&gt;</text:span></text:p>
      <text:p text:style-name="P33"><text:span text:style-name="T10">#include &lt;assert.h&gt;</text:span></text:p>
      <text:p text:style-name="P33"><text:span text:style-name="T10">#include "library/zmq_struct.h"</text:span></text:p>
      <text:p text:style-name="P33"><text:span text:style-name="T10">#include &lt;signal.h&gt;</text:span></text:p>
      <text:p text:style-name="P33"/>
      <text:p text:style-name="P33"/>
      <text:p text:style-name="P33"><text:span text:style-name="T10">int do_something = 1;</text:span></text:p>
      <text:p text:style-name="P33"/>
      <text:p text:style-name="P33"><text:span text:style-name="T10">void sig_handler(int signum){</text:span></text:p>
      <text:p text:style-name="P33"><text:span text:style-name="T10"><text:s text:c="4"/>do_something = 0;</text:span></text:p>
      <text:p text:style-name="P33"><text:soft-page-break/><text:span text:style-name="T10">}</text:span></text:p>
      <text:p text:style-name="P33"/>
      <text:p text:style-name="P33"><text:span text:style-name="T10">const int WAIT_TIME = 1000;</text:span></text:p>
      <text:p text:style-name="P33"/>
      <text:p text:style-name="P33"><text:span text:style-name="T10">int main (int argc, char * argv[])</text:span></text:p>
      <text:p text:style-name="P33"><text:span text:style-name="T10">{ <text:s text:c="2"/></text:span></text:p>
      <text:p text:style-name="P33"><text:span text:style-name="T10"><text:s text:c="4"/>int rc;</text:span></text:p>
      <text:p text:style-name="P33"><text:span text:style-name="T10"><text:s text:c="4"/>void *context = zmq_ctx_new();</text:span></text:p>
      <text:p text:style-name="P33"><text:span text:style-name="T10"><text:s text:c="4"/>void *socket = zmq_socket(context, ZMQ_PAIR);</text:span></text:p>
      <text:p text:style-name="P33"><text:span text:style-name="T10"><text:s text:c="4"/>assert(argc == 2);</text:span></text:p>
      <text:p text:style-name="P33"><text:span text:style-name="T10"><text:s text:c="4"/>int id = atoi(argv[1]);</text:span></text:p>
      <text:p text:style-name="P33"><text:span text:style-name="T10"><text:s text:c="4"/>int new_port = id + 5555;</text:span></text:p>
      <text:p text:style-name="P33"><text:span text:style-name="T10"><text:s text:c="4"/>char port[40];</text:span></text:p>
      <text:p text:style-name="P33"><text:span text:style-name="T10"><text:s text:c="4"/>sprintf(port, "%d", new_port);</text:span></text:p>
      <text:p text:style-name="P33"><text:span text:style-name="T10"><text:s text:c="4"/>char path[40] = "tcp://localhost:";</text:span></text:p>
      <text:p text:style-name="P33"><text:span text:style-name="T10"><text:s text:c="4"/>strcat(path, port);</text:span></text:p>
      <text:p text:style-name="P33"><text:span text:style-name="T10"><text:s text:c="4"/>rc = zmq_connect(socket, path);</text:span></text:p>
      <text:p text:style-name="P33"><text:span text:style-name="T10"><text:s text:c="4"/>assert(rc == 0);</text:span></text:p>
      <text:p text:style-name="P33"><text:span text:style-name="T10"><text:s text:c="4"/>void * right_context;</text:span></text:p>
      <text:p text:style-name="P33"><text:span text:style-name="T10"><text:s text:c="4"/>void * right_socket;</text:span></text:p>
      <text:p text:style-name="P33"><text:span text:style-name="T10"><text:s text:c="4"/>int right_tree = 0;</text:span></text:p>
      <text:p text:style-name="P33"><text:span text:style-name="T10"><text:s text:c="4"/>void * left_context;</text:span></text:p>
      <text:p text:style-name="P33"><text:span text:style-name="T10"><text:s text:c="4"/>void * left_socket;</text:span></text:p>
      <text:p text:style-name="P33"><text:span text:style-name="T10"><text:s text:c="4"/>int left_tree = 0;</text:span></text:p>
      <text:p text:style-name="P33"><text:span text:style-name="T10"><text:s text:c="4"/>while (do_something) {</text:span></text:p>
      <text:p text:style-name="P33"><text:span text:style-name="T10"><text:s text:c="8"/>message_zmq * data = ping_receive(socket);</text:span></text:p>
      <text:p text:style-name="P33"><text:span text:style-name="T10"><text:s text:c="8"/>if(data != NULL) {</text:span></text:p>
      <text:p text:style-name="P33"><text:span text:style-name="T10"><text:s text:c="12"/>int new_id = data-&gt;id;</text:span></text:p>
      <text:p text:style-name="P33"><text:span text:style-name="T10"><text:s text:c="12"/>int new_size = data-&gt;size;</text:span></text:p>
      <text:p text:style-name="P33"><text:span text:style-name="T10"><text:s text:c="12"/>if(data-&gt;key == CHECK) {</text:span></text:p>
      <text:p text:style-name="P33"><text:span text:style-name="T10"><text:s text:c="16"/>message_zmq answer = {SUCCESS, getpid()};</text:span></text:p>
      <text:p text:style-name="P33"><text:span text:style-name="T10"><text:s text:c="16"/>ping_send(socket, &amp;answer);</text:span></text:p>
      <text:p text:style-name="P33"><text:span text:style-name="T10"><text:s text:c="12"/>}</text:span></text:p>
      <text:p text:style-name="P33"><text:soft-page-break/><text:span text:style-name="T10"><text:s text:c="12"/>if(data-&gt;key == CREATE) {</text:span></text:p>
      <text:p text:style-name="P33"><text:span text:style-name="T10"><text:s text:c="16"/>if(new_id &lt; id) {</text:span></text:p>
      <text:p text:style-name="P33"><text:span text:style-name="T10"><text:s text:c="20"/>if(left_tree == 0) {</text:span></text:p>
      <text:p text:style-name="P33"><text:span text:style-name="T10"><text:s text:c="24"/>int rc;</text:span></text:p>
      <text:p text:style-name="P33"><text:span text:style-name="T10"><text:s text:c="24"/>left_context = zmq_ctx_new();</text:span></text:p>
      <text:p text:style-name="P33"><text:span text:style-name="T10"><text:s text:c="24"/>left_socket = zmq_socket(left_context, ZMQ_PAIR);</text:span></text:p>
      <text:p text:style-name="P33"><text:span text:style-name="T10"><text:s text:c="24"/>rc = zmq_setsockopt(left_socket, ZMQ_RCVTIMEO, &amp;WAIT_TIME, sizeof(int));</text:span></text:p>
      <text:p text:style-name="P33"><text:span text:style-name="T10"><text:s text:c="24"/>assert(rc == 0);</text:span></text:p>
      <text:p text:style-name="P33"><text:span text:style-name="T10"><text:s text:c="24"/>rc = zmq_setsockopt(left_socket, ZMQ_SNDTIMEO, &amp;WAIT_TIME, sizeof(int));</text:span></text:p>
      <text:p text:style-name="P33"><text:span text:style-name="T10"><text:s text:c="24"/>assert(rc == 0);</text:span></text:p>
      <text:p text:style-name="P33"><text:span text:style-name="T10"><text:s text:c="24"/>create_conn(new_id, left_socket, left_context);</text:span></text:p>
      <text:p text:style-name="P33"><text:span text:style-name="T10"><text:s text:c="24"/>char id_str[12];</text:span></text:p>
      <text:p text:style-name="P33"><text:span text:style-name="T10"><text:s text:c="24"/>sprintf(id_str, "%d", new_id);</text:span></text:p>
      <text:p text:style-name="P33"><text:span text:style-name="T10"><text:s text:c="24"/>if(fork() == 0) {</text:span></text:p>
      <text:p text:style-name="P33"><text:span text:style-name="T10"><text:s text:c="28"/>execlp("./server", "server", id_str, NULL);</text:span></text:p>
      <text:p text:style-name="P33"><text:span text:style-name="T10"><text:s text:c="28"/>perror("execlp");</text:span></text:p>
      <text:p text:style-name="P33"><text:span text:style-name="T10"><text:s text:c="28"/>exit(EXIT_FAILURE);</text:span></text:p>
      <text:p text:style-name="P33"><text:span text:style-name="T10"><text:s text:c="24"/>} else {</text:span></text:p>
      <text:p text:style-name="P33"><text:span text:style-name="T10"><text:s text:c="28"/>message_zmq reply = {CHECK, getpid()};</text:span></text:p>
      <text:p text:style-name="P33"><text:span text:style-name="T10"><text:s text:c="28"/>ping_send(left_socket, &amp;reply);</text:span></text:p>
      <text:p text:style-name="P33"><text:span text:style-name="T10"><text:s text:c="28"/>message_zmq * new_data = ping_receive(left_socket);</text:span></text:p>
      <text:p text:style-name="P33"><text:span text:style-name="T10"><text:s text:c="28"/>if(new_data != NULL) {</text:span></text:p>
      <text:p text:style-name="P33"><text:span text:style-name="T10"><text:s text:c="32"/>int pid = new_data-&gt;id;</text:span></text:p>
      <text:p text:style-name="P33"><text:span text:style-name="T10"><text:s text:c="32"/>if(new_data-&gt;key == SUCCESS) {</text:span></text:p>
      <text:p text:style-name="P33"><text:span text:style-name="T10"><text:s text:c="36"/>left_tree = new_id;</text:span></text:p>
      <text:p text:style-name="P33"><text:span text:style-name="T10"><text:s text:c="36"/>message_zmq new_reply = {SUCCESS, pid};</text:span></text:p>
      <text:p text:style-name="P33"><text:span text:style-name="T10"><text:s text:c="36"/>ping_send(socket, &amp;new_reply);</text:span></text:p>
      <text:p text:style-name="P33"><text:span text:style-name="T10"><text:s text:c="32"/>} else {</text:span></text:p>
      <text:p text:style-name="P33"><text:span text:style-name="T10"><text:s text:c="36"/>rc = zmq_close(left_socket);</text:span></text:p>
      <text:p text:style-name="P33"><text:span text:style-name="T10"><text:s text:c="36"/>assert(rc == 0);</text:span></text:p>
      <text:p text:style-name="P33"><text:span text:style-name="T10"><text:s text:c="36"/>rc = zmq_ctx_destroy(left_context);</text:span></text:p>
      <text:p text:style-name="P33"><text:span text:style-name="T10"><text:s text:c="36"/>assert(rc == 0);</text:span></text:p>
      <text:p text:style-name="P33"><text:soft-page-break/><text:span text:style-name="T10"><text:s text:c="36"/>message_zmq new_reply = {FAIL_CREATE, pid};</text:span></text:p>
      <text:p text:style-name="P33"><text:span text:style-name="T10"><text:s text:c="36"/>ping_send(socket, &amp;new_reply);</text:span></text:p>
      <text:p text:style-name="P33"><text:span text:style-name="T10"><text:s text:c="32"/>}</text:span></text:p>
      <text:p text:style-name="P33"><text:span text:style-name="T10"><text:s text:c="28"/>} else {</text:span></text:p>
      <text:p text:style-name="P33"><text:span text:style-name="T10"><text:s text:c="32"/>message_zmq new_reply = {FAIL_PING, new_id};</text:span></text:p>
      <text:p text:style-name="P33"><text:span text:style-name="T10"><text:s text:c="32"/>ping_send(socket, &amp;new_reply);</text:span></text:p>
      <text:p text:style-name="P33"><text:span text:style-name="T10"><text:s text:c="28"/>}</text:span></text:p>
      <text:p text:style-name="P33"><text:span text:style-name="T10"><text:s text:c="24"/>}</text:span></text:p>
      <text:p text:style-name="P33"><text:span text:style-name="T10"><text:s text:c="20"/>} </text:span></text:p>
      <text:p text:style-name="P33"><text:span text:style-name="T10"><text:s text:c="20"/>else {</text:span></text:p>
      <text:p text:style-name="P33"><text:span text:style-name="T10"><text:s text:c="24"/>message_zmq reply = {CREATE, new_id};</text:span></text:p>
      <text:p text:style-name="P33"><text:span text:style-name="T10"><text:s text:c="24"/>ping_send(left_socket, &amp;repl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16"/>} else if(new_id == id) {</text:span></text:p>
      <text:p text:style-name="P33"><text:span text:style-name="T10"><text:s text:c="20"/>message_zmq reply = {FAIL, getpid()};</text:span></text:p>
      <text:p text:style-name="P33"><text:span text:style-name="T10"><text:s text:c="20"/>ping_send(socket, &amp;reply);</text:span></text:p>
      <text:p text:style-name="P33"><text:span text:style-name="T10"><text:s text:c="16"/>} else {</text:span></text:p>
      <text:p text:style-name="P33"><text:span text:style-name="T10"><text:s text:c="20"/>if(right_tree == 0) {</text:span></text:p>
      <text:p text:style-name="P33"><text:span text:style-name="T10"><text:s text:c="24"/>int rc;</text:span></text:p>
      <text:p text:style-name="P33"><text:span text:style-name="T10"><text:s text:c="24"/>right_context = zmq_ctx_new();</text:span></text:p>
      <text:p text:style-name="P33"><text:span text:style-name="T10"><text:s text:c="24"/>right_socket = zmq_socket(right_context, ZMQ_PAIR);</text:span></text:p>
      <text:p text:style-name="P33"><text:span text:style-name="T10"><text:s text:c="24"/>rc = zmq_setsockopt(right_socket, ZMQ_RCVTIMEO, &amp;WAIT_TIME, sizeof(int));</text:span></text:p>
      <text:p text:style-name="P33"><text:span text:style-name="T10"><text:s text:c="24"/>assert(rc == 0);</text:span></text:p>
      <text:p text:style-name="P33"><text:span text:style-name="T10"><text:s text:c="24"/>rc = zmq_setsockopt(right_socket, ZMQ_SNDTIMEO, &amp;WAIT_TIME, sizeof(int));</text:span></text:p>
      <text:p text:style-name="P33"><text:soft-page-break/><text:span text:style-name="T10"><text:s text:c="24"/>assert(rc == 0);</text:span></text:p>
      <text:p text:style-name="P33"><text:span text:style-name="T10"><text:s text:c="24"/>create_conn(new_id, right_socket, right_context);</text:span></text:p>
      <text:p text:style-name="P33"><text:span text:style-name="T10"><text:s text:c="24"/>char id_str[10];</text:span></text:p>
      <text:p text:style-name="P33"><text:span text:style-name="T10"><text:s text:c="24"/>sprintf(id_str, "%d", new_id);</text:span></text:p>
      <text:p text:style-name="P33"><text:span text:style-name="T10"><text:s text:c="24"/>if(fork() == 0) {</text:span></text:p>
      <text:p text:style-name="P33"><text:span text:style-name="T10"><text:s text:c="28"/>execlp("./server", "server", id_str, NULL);</text:span></text:p>
      <text:p text:style-name="P33"><text:span text:style-name="T10"><text:s text:c="28"/>perror("execlp");</text:span></text:p>
      <text:p text:style-name="P33"><text:span text:style-name="T10"><text:s text:c="28"/>exit(EXIT_FAILURE);</text:span></text:p>
      <text:p text:style-name="P33"><text:span text:style-name="T10"><text:s text:c="24"/>} else {</text:span></text:p>
      <text:p text:style-name="P33"><text:span text:style-name="T10"><text:s text:c="28"/>message_zmq reply = {CHECK, getpid()};</text:span></text:p>
      <text:p text:style-name="P33"><text:span text:style-name="T10"><text:s text:c="28"/>ping_send(right_socket, &amp;reply);</text:span></text:p>
      <text:p text:style-name="P33"><text:span text:style-name="T10"><text:s text:c="28"/>message_zmq * new_data = ping_receive(right_socket);</text:span></text:p>
      <text:p text:style-name="P33"><text:span text:style-name="T10"><text:s text:c="28"/>if(new_data != NULL) {</text:span></text:p>
      <text:p text:style-name="P33"><text:span text:style-name="T10"><text:s text:c="32"/>int pid = new_data-&gt;id;</text:span></text:p>
      <text:p text:style-name="P33"><text:span text:style-name="T10"><text:s text:c="32"/>if(new_data-&gt;key == SUCCESS) {</text:span></text:p>
      <text:p text:style-name="P33"><text:span text:style-name="T10"><text:s text:c="36"/>right_tree = new_id;</text:span></text:p>
      <text:p text:style-name="P33"><text:span text:style-name="T10"><text:s text:c="36"/>message_zmq new_reply = {SUCCESS, pid};</text:span></text:p>
      <text:p text:style-name="P33"><text:span text:style-name="T10"><text:s text:c="36"/>ping_send(socket, &amp;new_reply);</text:span></text:p>
      <text:p text:style-name="P33"><text:span text:style-name="T10"><text:s text:c="32"/>} else {</text:span></text:p>
      <text:p text:style-name="P33"><text:span text:style-name="T10"><text:s text:c="36"/>rc = zmq_close(right_socket);</text:span></text:p>
      <text:p text:style-name="P33"><text:span text:style-name="T10"><text:s text:c="36"/>assert(rc == 0);</text:span></text:p>
      <text:p text:style-name="P33"><text:span text:style-name="T10"><text:s text:c="36"/>rc = zmq_ctx_destroy(right_context);</text:span></text:p>
      <text:p text:style-name="P33"><text:span text:style-name="T10"><text:s text:c="36"/>assert(rc == 0);</text:span></text:p>
      <text:p text:style-name="P33"><text:span text:style-name="T10"><text:s text:c="36"/>message_zmq new_reply = {FAIL_CREATE, pid};</text:span></text:p>
      <text:p text:style-name="P33"><text:span text:style-name="T10"><text:s text:c="36"/>ping_send(socket, &amp;new_reply);</text:span></text:p>
      <text:p text:style-name="P33"><text:span text:style-name="T10"><text:s text:c="32"/>}</text:span></text:p>
      <text:p text:style-name="P33"><text:span text:style-name="T10"><text:s text:c="28"/>}</text:span></text:p>
      <text:p text:style-name="P33"><text:span text:style-name="T10"><text:s text:c="28"/>else {</text:span></text:p>
      <text:p text:style-name="P33"><text:span text:style-name="T10"><text:s text:c="32"/>message_zmq new_reply = {FAIL_PING, new_id};</text:span></text:p>
      <text:p text:style-name="P33"><text:span text:style-name="T10"><text:s text:c="32"/>ping_send(socket, &amp;new_reply);</text:span></text:p>
      <text:p text:style-name="P33"><text:span text:style-name="T10"><text:s text:c="28"/>}</text:span></text:p>
      <text:p text:style-name="P33"><text:span text:style-name="T10"><text:s text:c="24"/>}</text:span></text:p>
      <text:p text:style-name="P33"><text:span text:style-name="T10"><text:s text:c="20"/>} </text:span></text:p>
      <text:p text:style-name="P33"><text:soft-page-break/><text:span text:style-name="T10"><text:s text:c="20"/>else {</text:span></text:p>
      <text:p text:style-name="P33"><text:span text:style-name="T10"><text:s text:c="24"/>message_zmq reply = {CREATE, new_id};</text:span></text:p>
      <text:p text:style-name="P33"><text:span text:style-name="T10"><text:s text:c="24"/>ping_send(right_socket, &amp;repl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16"/>}</text:span></text:p>
      <text:p text:style-name="P33"><text:span text:style-name="T10"><text:s text:c="12"/>}</text:span></text:p>
      <text:p text:style-name="P33"><text:span text:style-name="T10"><text:s text:c="12"/>if(data-&gt;key == REMOVE) {</text:span></text:p>
      <text:p text:style-name="P33"><text:span text:style-name="T10"><text:s text:c="16"/>if(new_id &lt; id) {</text:span></text:p>
      <text:p text:style-name="P33"><text:span text:style-name="T10"><text:s text:c="20"/>if(left_tree == 0) {</text:span></text:p>
      <text:p text:style-name="P33"><text:span text:style-name="T10"><text:s text:c="24"/>message_zmq reply = {FAIL, getpid()};</text:span></text:p>
      <text:p text:style-name="P33"><text:span text:style-name="T10"><text:s text:c="24"/>ping_send(socket, &amp;reply);</text:span></text:p>
      <text:p text:style-name="P33"><text:span text:style-name="T10"><text:s text:c="20"/>}</text:span></text:p>
      <text:p text:style-name="P33"><text:span text:style-name="T10"><text:s text:c="20"/>else if(left_tree == new_id) {</text:span></text:p>
      <text:p text:style-name="P33"><text:span text:style-name="T10"><text:s text:c="24"/>message_zmq reply = {REMOVE, left_tree};</text:span></text:p>
      <text:p text:style-name="P33"><text:span text:style-name="T10"><text:s text:c="24"/>ping_send(left_socket, &amp;repl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if(new_data-&gt;key == SUCCESS) {</text:span></text:p>
      <text:p text:style-name="P33"><text:span text:style-name="T10"><text:s text:c="32"/>message_zmq msg = *new_data;</text:span></text:p>
      <text:p text:style-name="P33"><text:span text:style-name="T10"><text:s text:c="32"/>ping_send(socket, &amp;msg);</text:span></text:p>
      <text:p text:style-name="P33"><text:span text:style-name="T10"><text:s text:c="32"/>left_tree = 0;</text:span></text:p>
      <text:p text:style-name="P33"><text:span text:style-name="T10"><text:s text:c="32"/>rc = zmq_close(left_socket);</text:span></text:p>
      <text:p text:style-name="P33"><text:span text:style-name="T10"><text:s text:c="32"/>assert(rc == 0);</text:span></text:p>
      <text:p text:style-name="P33"><text:span text:style-name="T10"><text:s text:c="32"/>rc = zmq_ctx_destroy(left_context);</text:span></text:p>
      <text:p text:style-name="P33"><text:span text:style-name="T10"><text:s text:c="32"/>assert(rc == 0);</text:span></text:p>
      <text:p text:style-name="P33"><text:soft-page-break/><text:span text:style-name="T10"><text:s text:c="28"/>} else {</text:span></text:p>
      <text:p text:style-name="P33"><text:span text:style-name="T10"><text:s text:c="32"/>message_zmq msg = *new_data;</text:span></text:p>
      <text:p text:style-name="P33"><text:span text:style-name="T10"><text:s text:c="32"/>ping_send(socket, &amp;msg);</text:span></text:p>
      <text:p text:style-name="P33"><text:span text:style-name="T10"><text:s text:c="28"/>}</text:span></text:p>
      <text:p text:style-name="P33"><text:span text:style-name="T10"><text:s text:c="24"/>}</text:span></text:p>
      <text:p text:style-name="P33"><text:span text:style-name="T10"><text:s text:c="24"/>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20"/>else {</text:span></text:p>
      <text:p text:style-name="P33"><text:span text:style-name="T10"><text:s text:c="24"/>message_zmq reply = {REMOVE, new_id};</text:span></text:p>
      <text:p text:style-name="P33"><text:span text:style-name="T10"><text:s text:c="24"/>ping_send(left_socket, &amp;repl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16"/>} </text:span></text:p>
      <text:p text:style-name="P33"><text:span text:style-name="T10"><text:s text:c="16"/>else if(new_id == id) {</text:span></text:p>
      <text:p text:style-name="P33"><text:span text:style-name="T10"><text:s text:c="20"/>if(left_tree != 0) {</text:span></text:p>
      <text:p text:style-name="P33"><text:span text:style-name="T10"><text:s text:c="24"/>message_zmq reply = {REMOVE, left_tree};</text:span></text:p>
      <text:p text:style-name="P33"><text:span text:style-name="T10"><text:s text:c="24"/>ping_send(left_socket, &amp;repl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oft-page-break/><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20"/>if(right_tree != 0) {</text:span></text:p>
      <text:p text:style-name="P33"><text:span text:style-name="T10"><text:s text:c="24"/>message_zmq reply = {REMOVE, right_tree};</text:span></text:p>
      <text:p text:style-name="P33"><text:span text:style-name="T10"><text:s text:c="24"/>ping_send(right_socket, &amp;repl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20"/>do_something = 0;</text:span></text:p>
      <text:p text:style-name="P33"><text:span text:style-name="T10"><text:s text:c="20"/>message_zmq reply = {SUCCESS, getpid()};</text:span></text:p>
      <text:p text:style-name="P33"><text:span text:style-name="T10"><text:s text:c="20"/>ping_send(socket, &amp;reply);</text:span></text:p>
      <text:p text:style-name="P33"><text:span text:style-name="T10"><text:s text:c="16"/>}</text:span></text:p>
      <text:p text:style-name="P33"><text:span text:style-name="T10"><text:s text:c="16"/>else {</text:span></text:p>
      <text:p text:style-name="P33"><text:span text:style-name="T10"><text:s text:c="20"/>if(right_tree == 0) {</text:span></text:p>
      <text:p text:style-name="P33"><text:span text:style-name="T10"><text:s text:c="24"/>message_zmq reply = {FAIL, getpid()};</text:span></text:p>
      <text:p text:style-name="P33"><text:span text:style-name="T10"><text:s text:c="24"/>ping_send(socket, &amp;reply);</text:span></text:p>
      <text:p text:style-name="P33"><text:span text:style-name="T10"><text:s text:c="20"/>}</text:span></text:p>
      <text:p text:style-name="P33"><text:span text:style-name="T10"><text:s text:c="20"/>else if(right_tree == new_id) {</text:span></text:p>
      <text:p text:style-name="P33"><text:span text:style-name="T10"><text:s text:c="24"/>message_zmq reply = {REMOVE, right_tree};</text:span></text:p>
      <text:p text:style-name="P33"><text:span text:style-name="T10"><text:s text:c="24"/>ping_send(right_socket, &amp;repl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if(new_data-&gt;key == SUCCESS) {</text:span></text:p>
      <text:p text:style-name="P33"><text:span text:style-name="T10"><text:s text:c="32"/>message_zmq msg = *new_data;</text:span></text:p>
      <text:p text:style-name="P33"><text:span text:style-name="T10"><text:s text:c="32"/>ping_send(socket, &amp;msg);</text:span></text:p>
      <text:p text:style-name="P33"><text:span text:style-name="T10"><text:s text:c="32"/>right_tree = 0;</text:span></text:p>
      <text:p text:style-name="P33"><text:soft-page-break/><text:span text:style-name="T10"><text:s text:c="32"/>rc = zmq_close(right_socket);</text:span></text:p>
      <text:p text:style-name="P33"><text:span text:style-name="T10"><text:s text:c="32"/>assert(rc == 0);</text:span></text:p>
      <text:p text:style-name="P33"><text:span text:style-name="T10"><text:s text:c="32"/>rc = zmq_ctx_destroy(right_context);</text:span></text:p>
      <text:p text:style-name="P33"><text:span text:style-name="T10"><text:s text:c="32"/>assert(rc == 0);</text:span></text:p>
      <text:p text:style-name="P33"><text:span text:style-name="T10"><text:s text:c="28"/>} else {</text:span></text:p>
      <text:p text:style-name="P33"><text:span text:style-name="T10"><text:s text:c="32"/>message_zmq msg = *new_data;</text:span></text:p>
      <text:p text:style-name="P33"><text:span text:style-name="T10"><text:s text:c="32"/>ping_send(socket, &amp;msg);</text:span></text:p>
      <text:p text:style-name="P33"><text:span text:style-name="T10"><text:s text:c="28"/>}</text:span></text:p>
      <text:p text:style-name="P33"><text:span text:style-name="T10"><text:s text:c="24"/>}</text:span></text:p>
      <text:p text:style-name="P33"><text:span text:style-name="T10"><text:s text:c="24"/>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20"/>else {</text:span></text:p>
      <text:p text:style-name="P33"><text:span text:style-name="T10"><text:s text:c="24"/>message_zmq reply = {REMOVE, new_id};</text:span></text:p>
      <text:p text:style-name="P33"><text:span text:style-name="T10"><text:s text:c="24"/>ping_send(right_socket, &amp;repl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reply = {FAIL_PING, new_id};</text:span></text:p>
      <text:p text:style-name="P33"><text:span text:style-name="T10"><text:s text:c="28"/>ping_send(socket, &amp;new_reply);</text:span></text:p>
      <text:p text:style-name="P33"><text:span text:style-name="T10"><text:s text:c="24"/>}</text:span></text:p>
      <text:p text:style-name="P33"><text:span text:style-name="T10"><text:s text:c="20"/>}</text:span></text:p>
      <text:p text:style-name="P33"><text:span text:style-name="T10"><text:s text:c="16"/>}</text:span></text:p>
      <text:p text:style-name="P33"><text:span text:style-name="T10"><text:s text:c="12"/>}</text:span></text:p>
      <text:p text:style-name="P33"><text:span text:style-name="T10"><text:s text:c="12"/>if(data-&gt;key == PING) {</text:span></text:p>
      <text:p text:style-name="P33"><text:span text:style-name="T10"><text:s text:c="16"/>if(new_id &lt; id) {</text:span></text:p>
      <text:p text:style-name="P33"><text:span text:style-name="T10"><text:s text:c="20"/>if(left_tree == 0) {</text:span></text:p>
      <text:p text:style-name="P33"><text:span text:style-name="T10"><text:s text:c="24"/>message_zmq reply = {FAIL, 0};</text:span></text:p>
      <text:p text:style-name="P33"><text:span text:style-name="T10"><text:s text:c="24"/>ping_send(socket, &amp;reply);</text:span></text:p>
      <text:p text:style-name="P33"><text:soft-page-break/><text:span text:style-name="T10"><text:s text:c="20"/>}</text:span></text:p>
      <text:p text:style-name="P33"><text:span text:style-name="T10"><text:s text:c="20"/>else if(left_tree == new_id) {</text:span></text:p>
      <text:p text:style-name="P33"><text:span text:style-name="T10"><text:s text:c="24"/>message_zmq reply = {CHECK, new_id};</text:span></text:p>
      <text:p text:style-name="P33"><text:span text:style-name="T10"><text:s text:c="24"/>if(ping_send(left_socket, &amp;reply)) {</text:span></text:p>
      <text:p text:style-name="P33"><text:span text:style-name="T10"><text:s text:c="28"/>message_zmq * new_data = ping_receive(left_socket);</text:span></text:p>
      <text:p text:style-name="P33"><text:span text:style-name="T10"><text:s text:c="28"/>if(new_data != NULL) {</text:span></text:p>
      <text:p text:style-name="P33"><text:span text:style-name="T10"><text:s text:c="32"/>message_zmq msg = *new_data;</text:span></text:p>
      <text:p text:style-name="P33"><text:span text:style-name="T10"><text:s text:c="32"/>ping_send(socket, &amp;msg);</text:span></text:p>
      <text:p text:style-name="P33"><text:span text:style-name="T10"><text:s text:c="28"/>} else {</text:span></text:p>
      <text:p text:style-name="P33"><text:span text:style-name="T10"><text:s text:c="32"/>message_zmq new_data = {FAIL_PING, new_id};</text:span></text:p>
      <text:p text:style-name="P33"><text:span text:style-name="T10"><text:s text:c="32"/>ping_send(socket, &amp;new_data);</text:span></text:p>
      <text:p text:style-name="P33"><text:span text:style-name="T10"><text:s text:c="28"/>}</text:span></text:p>
      <text:p text:style-name="P33"><text:span text:style-name="T10"><text:s text:c="24"/>}</text:span></text:p>
      <text:p text:style-name="P33"><text:span text:style-name="T10"><text:s text:c="24"/>else {</text:span></text:p>
      <text:p text:style-name="P33"><text:span text:style-name="T10"><text:s text:c="28"/>message_zmq new_data = {FAIL_PING, new_id};</text:span></text:p>
      <text:p text:style-name="P33"><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20"/>else {</text:span></text:p>
      <text:p text:style-name="P33"><text:span text:style-name="T10"><text:s text:c="24"/>message_zmq reply = {PING, new_id};</text:span></text:p>
      <text:p text:style-name="P33"><text:span text:style-name="T10"><text:s text:c="24"/>ping_send(left_socket, &amp;repl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data = {FAIL_PING, new_id};</text:span></text:p>
      <text:p text:style-name="P33"><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16"/>} </text:span></text:p>
      <text:p text:style-name="P33"><text:span text:style-name="T10"><text:s text:c="16"/>else if(new_id == id) {</text:span></text:p>
      <text:p text:style-name="P33"><text:span text:style-name="T10"><text:s text:c="20"/>message_zmq reply = {SUCCESS, 1};</text:span></text:p>
      <text:p text:style-name="P33"><text:soft-page-break/><text:span text:style-name="T10"><text:s text:c="20"/>ping_send(socket, &amp;reply);</text:span></text:p>
      <text:p text:style-name="P33"><text:span text:style-name="T10"><text:s text:c="16"/>}</text:span></text:p>
      <text:p text:style-name="P33"><text:span text:style-name="T10"><text:s text:c="16"/>else {</text:span></text:p>
      <text:p text:style-name="P33"><text:span text:style-name="T10"><text:s text:c="20"/>if(right_tree == 0) {</text:span></text:p>
      <text:p text:style-name="P33"><text:span text:style-name="T10"><text:s text:c="24"/>message_zmq reply = {FAIL, 2};</text:span></text:p>
      <text:p text:style-name="P33"><text:span text:style-name="T10"><text:s text:c="24"/>ping_send(socket, &amp;reply);</text:span></text:p>
      <text:p text:style-name="P33"><text:span text:style-name="T10"><text:s text:c="20"/>}</text:span></text:p>
      <text:p text:style-name="P33"><text:span text:style-name="T10"><text:s text:c="20"/>else if(right_tree == new_id) {</text:span></text:p>
      <text:p text:style-name="P33"><text:span text:style-name="T10"><text:s text:c="24"/>message_zmq reply = {CHECK, new_id};</text:span></text:p>
      <text:p text:style-name="P33"><text:span text:style-name="T10"><text:s text:c="24"/>if(ping_send(right_socket, &amp;reply)) {</text:span></text:p>
      <text:p text:style-name="P33"><text:span text:style-name="T10"><text:s text:c="28"/>message_zmq * new_data = ping_receive(right_socket);</text:span></text:p>
      <text:p text:style-name="P33"><text:span text:style-name="T10"><text:s text:c="28"/>if(new_data != NULL) {</text:span></text:p>
      <text:p text:style-name="P33"><text:span text:style-name="T10"><text:s text:c="32"/>message_zmq msg = *new_data;</text:span></text:p>
      <text:p text:style-name="P33"><text:span text:style-name="T10"><text:s text:c="32"/>ping_send(socket, &amp;msg);</text:span></text:p>
      <text:p text:style-name="P33"><text:span text:style-name="T10"><text:s text:c="28"/>} else {</text:span></text:p>
      <text:p text:style-name="P33"><text:span text:style-name="T10"><text:s text:c="32"/>message_zmq new_data = {FAIL_PING, new_id};</text:span></text:p>
      <text:p text:style-name="P33"><text:span text:style-name="T10"><text:s text:c="32"/>ping_send(socket, &amp;new_data);</text:span></text:p>
      <text:p text:style-name="P33"><text:span text:style-name="T10"><text:s text:c="28"/>}</text:span></text:p>
      <text:p text:style-name="P33"><text:span text:style-name="T10"><text:s text:c="24"/>}</text:span></text:p>
      <text:p text:style-name="P33"><text:span text:style-name="T10"><text:s text:c="24"/>else {</text:span></text:p>
      <text:p text:style-name="P33"><text:span text:style-name="T10"><text:s text:c="28"/>message_zmq new_data = {FAIL_PING, new_id};</text:span></text:p>
      <text:p text:style-name="P33"><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20"/>else {</text:span></text:p>
      <text:p text:style-name="P33"><text:span text:style-name="T10"><text:s text:c="24"/>message_zmq reply = {PING, new_id};</text:span></text:p>
      <text:p text:style-name="P33"><text:span text:style-name="T10"><text:s text:c="24"/>ping_send(right_socket, &amp;repl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data = {FAIL_PING, new_id};</text:span></text:p>
      <text:p text:style-name="P33"><text:soft-page-break/><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16"/>}</text:span></text:p>
      <text:p text:style-name="P33"><text:span text:style-name="T10"><text:s text:c="12"/>}</text:span></text:p>
      <text:p text:style-name="P33"><text:span text:style-name="T10"><text:s text:c="12"/>if(data-&gt;key == EXEC) {</text:span></text:p>
      <text:p text:style-name="P33"><text:span text:style-name="T10"><text:s text:c="16"/>char * query = recv_string(socket, new_size);</text:span></text:p>
      <text:p text:style-name="P33"><text:span text:style-name="T10"><text:s text:c="16"/>if(new_id &lt; id) {</text:span></text:p>
      <text:p text:style-name="P33"><text:span text:style-name="T10"><text:s text:c="20"/>if(left_tree == 0) {</text:span></text:p>
      <text:p text:style-name="P33"><text:span text:style-name="T10"><text:s text:c="24"/>message_zmq reply = {FAIL, new_id};</text:span></text:p>
      <text:p text:style-name="P33"><text:span text:style-name="T10"><text:s text:c="24"/>ping_send(socket, &amp;reply);</text:span></text:p>
      <text:p text:style-name="P33"><text:span text:style-name="T10"><text:s text:c="20"/>}</text:span></text:p>
      <text:p text:style-name="P33"><text:span text:style-name="T10"><text:s text:c="20"/>else {</text:span></text:p>
      <text:p text:style-name="P33"><text:span text:style-name="T10"><text:s text:c="24"/>message_zmq reply = {EXEC, new_id, new_size};</text:span></text:p>
      <text:p text:style-name="P33"><text:span text:style-name="T10"><text:s text:c="24"/>ping_send(left_socket, &amp;reply);</text:span></text:p>
      <text:p text:style-name="P33"><text:span text:style-name="T10"><text:s text:c="24"/>send_string(left_socket, query);</text:span></text:p>
      <text:p text:style-name="P33"><text:span text:style-name="T10"><text:s text:c="24"/>message_zmq * new_data = ping_receive(lef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data = {FAIL_PING, new_id};</text:span></text:p>
      <text:p text:style-name="P33"><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16"/>} </text:span></text:p>
      <text:p text:style-name="P33"><text:span text:style-name="T10"><text:s text:c="16"/>else if(new_id == id) {</text:span></text:p>
      <text:p text:style-name="P33"><text:span text:style-name="T10"><text:s text:c="20"/>strtok(query, " ");</text:span></text:p>
      <text:p text:style-name="P33"><text:span text:style-name="T10"><text:s text:c="20"/>int n = atoi(query);</text:span></text:p>
      <text:p text:style-name="P33"><text:span text:style-name="T10"><text:s text:c="20"/>long long sum = 0;</text:span></text:p>
      <text:p text:style-name="P33"><text:span text:style-name="T10"><text:s text:c="20"/>for(int i = 0; i &lt; n; ++i) {</text:span></text:p>
      <text:p text:style-name="P33"><text:span text:style-name="T10"><text:s text:c="24"/>query = strtok(NULL, " ");</text:span></text:p>
      <text:p text:style-name="P33"><text:span text:style-name="T10"><text:s text:c="24"/>int a = atoi(query);</text:span></text:p>
      <text:p text:style-name="P33"><text:soft-page-break/><text:span text:style-name="T10"><text:s text:c="24"/>sum += a;</text:span></text:p>
      <text:p text:style-name="P33"><text:span text:style-name="T10"><text:s text:c="20"/>}</text:span></text:p>
      <text:p text:style-name="P33"><text:span text:style-name="T10"><text:s text:c="20"/>message_zmq reply = {SUCCESS, new_id, sum};</text:span></text:p>
      <text:p text:style-name="P33"><text:span text:style-name="T10"><text:s text:c="20"/>ping_send(socket, &amp;reply);</text:span></text:p>
      <text:p text:style-name="P33"><text:span text:style-name="T10"><text:s text:c="16"/>}</text:span></text:p>
      <text:p text:style-name="P33"><text:span text:style-name="T10"><text:s text:c="16"/>else {</text:span></text:p>
      <text:p text:style-name="P33"><text:span text:style-name="T10"><text:s text:c="20"/>if(right_tree == 0) {</text:span></text:p>
      <text:p text:style-name="P33"><text:span text:style-name="T10"><text:s text:c="24"/>message_zmq reply = {FAIL, new_id};</text:span></text:p>
      <text:p text:style-name="P33"><text:span text:style-name="T10"><text:s text:c="24"/>ping_send(socket, &amp;reply);</text:span></text:p>
      <text:p text:style-name="P33"><text:span text:style-name="T10"><text:s text:c="20"/>}</text:span></text:p>
      <text:p text:style-name="P33"><text:span text:style-name="T10"><text:s text:c="20"/>else {</text:span></text:p>
      <text:p text:style-name="P33"><text:span text:style-name="T10"><text:s text:c="24"/>message_zmq reply = {EXEC, new_id, new_size};</text:span></text:p>
      <text:p text:style-name="P33"><text:span text:style-name="T10"><text:s text:c="24"/>ping_send(right_socket, &amp;reply);</text:span></text:p>
      <text:p text:style-name="P33"><text:span text:style-name="T10"><text:s text:c="24"/>send_string(right_socket, query);</text:span></text:p>
      <text:p text:style-name="P33"><text:span text:style-name="T10"><text:s text:c="24"/>message_zmq * new_data = ping_receive(right_socket);</text:span></text:p>
      <text:p text:style-name="P33"><text:span text:style-name="T10"><text:s text:c="24"/>if(new_data != NULL) {</text:span></text:p>
      <text:p text:style-name="P33"><text:span text:style-name="T10"><text:s text:c="28"/>message_zmq msg = *new_data;</text:span></text:p>
      <text:p text:style-name="P33"><text:span text:style-name="T10"><text:s text:c="28"/>ping_send(socket, &amp;msg);</text:span></text:p>
      <text:p text:style-name="P33"><text:span text:style-name="T10"><text:s text:c="24"/>} else {</text:span></text:p>
      <text:p text:style-name="P33"><text:span text:style-name="T10"><text:s text:c="28"/>message_zmq new_data = {FAIL_PING, new_id};</text:span></text:p>
      <text:p text:style-name="P33"><text:span text:style-name="T10"><text:s text:c="28"/>ping_send(socket, &amp;new_data);</text:span></text:p>
      <text:p text:style-name="P33"><text:span text:style-name="T10"><text:s text:c="24"/>}</text:span></text:p>
      <text:p text:style-name="P33"><text:span text:style-name="T10"><text:s text:c="20"/>}</text:span></text:p>
      <text:p text:style-name="P33"><text:span text:style-name="T10"><text:s text:c="16"/>}</text:span></text:p>
      <text:p text:style-name="P33"><text:span text:style-name="T10"><text:s text:c="12"/>}</text:span></text:p>
      <text:p text:style-name="P33"><text:span text:style-name="T10"><text:s text:c="8"/>}</text:span></text:p>
      <text:p text:style-name="P33"><text:span text:style-name="T10"><text:s text:c="8"/>else {</text:span></text:p>
      <text:p text:style-name="P33"><text:span text:style-name="T10"><text:s text:c="12"/>message_zmq new_reply = {FAIL_PING, id};</text:span></text:p>
      <text:p text:style-name="P33"><text:span text:style-name="T10"><text:s text:c="12"/>ping_send(socket, &amp;new_reply);</text:span></text:p>
      <text:p text:style-name="P33"><text:span text:style-name="T10"><text:s text:c="8"/>}</text:span></text:p>
      <text:p text:style-name="P33"><text:span text:style-name="T10"><text:s text:c="4"/>}</text:span></text:p>
      <text:p text:style-name="P33"><text:span text:style-name="T10"><text:s text:c="4"/>rc = zmq_close(socket);</text:span></text:p>
      <text:p text:style-name="P33"><text:span text:style-name="T10"><text:s text:c="4"/>assert(rc == 0);</text:span></text:p>
      <text:p text:style-name="P33"><text:soft-page-break/><text:span text:style-name="T10"><text:s text:c="4"/>rc = zmq_ctx_destroy(context);</text:span></text:p>
      <text:p text:style-name="P33"><text:span text:style-name="T10"><text:s text:c="4"/>assert(rc == 0);</text:span></text:p>
      <text:p text:style-name="P33"><text:span text:style-name="T10"><text:s text:c="4"/>return 0;</text:span></text:p>
      <text:p text:style-name="P33"><text:span text:style-name="T10">}</text:span></text:p>
      <text:p text:style-name="P31"><text:span text:style-name="T11">client</text:span><text:span text:style-name="T12">.</text:span><text:span text:style-name="T13">c</text:span></text:p>
      <text:p text:style-name="P13">#include &lt;zmq.h&gt;</text:p>
      <text:p text:style-name="P13">#include &lt;string.h&gt;</text:p>
      <text:p text:style-name="P13">#include &lt;stdio.h&gt;</text:p>
      <text:p text:style-name="P13">#include &lt;unistd.h&gt;</text:p>
      <text:p text:style-name="P13">#include &lt;stdlib.h&gt;</text:p>
      <text:p text:style-name="P13">#include &lt;assert.h&gt;</text:p>
      <text:p text:style-name="P13">#include "library/zmq_struct.h"</text:p>
      <text:p text:style-name="P13">#include &lt;signal.h&gt;</text:p>
      <text:p text:style-name="P13"/>
      <text:p text:style-name="P13">const int WAIT_TIME = 1000;</text:p>
      <text:p text:style-name="P13"/>
      <text:p text:style-name="P13">int process = 1;</text:p>
      <text:p text:style-name="P13">int sig = 0;</text:p>
      <text:p text:style-name="P13">int children = 0;</text:p>
      <text:p text:style-name="P13">void * context;</text:p>
      <text:p text:style-name="P13">void * socket;</text:p>
      <text:p text:style-name="P13"/>
      <text:p text:style-name="P13">void sig_handler(int signum){</text:p>
      <text:p text:style-name="P13"><text:s text:c="4"/>process = 0;</text:p>
      <text:p text:style-name="P13"><text:s text:c="4"/>sig = 1;</text:p>
      <text:p text:style-name="P13">}</text:p>
      <text:p text:style-name="P13"/>
      <text:p text:style-name="P13">int main (int argc, char * argv[])</text:p>
      <text:p text:style-name="P13">{</text:p>
      <text:p text:style-name="P13"><text:s text:c="4"/>signal(SIGINT, sig_handler);</text:p>
      <text:p text:style-name="P13"><text:s text:c="4"/>char * s = NULL;</text:p>
      <text:p text:style-name="P13"><text:s text:c="4"/>size_t len = 0;</text:p>
      <text:p text:style-name="P13"><text:s text:c="4"/>while(process) {</text:p>
      <text:p text:style-name="P13"><text:soft-page-break/><text:s text:c="8"/>getline(&amp;s, &amp;len, stdin);</text:p>
      <text:p text:style-name="P13"><text:s text:c="8"/>strtok(s, " ");</text:p>
      <text:p text:style-name="P13"><text:s text:c="8"/>if(!strcmp(s,"create")) {</text:p>
      <text:p text:style-name="P13"><text:s text:c="12"/>s = strtok(NULL, " ");</text:p>
      <text:p text:style-name="P13"><text:s text:c="12"/>int id = atoi(s);</text:p>
      <text:p text:style-name="P13"><text:s text:c="12"/>if(children == 0) {</text:p>
      <text:p text:style-name="P13"><text:s text:c="16"/>int rc;</text:p>
      <text:p text:style-name="P13"><text:s text:c="16"/>context = zmq_ctx_new();</text:p>
      <text:p text:style-name="P13"><text:s text:c="16"/>socket = zmq_socket(context, ZMQ_PAIR);</text:p>
      <text:p text:style-name="P13"><text:s text:c="16"/>rc = zmq_setsockopt(socket, ZMQ_RCVTIMEO, &amp;WAIT_TIME, sizeof(int));</text:p>
      <text:p text:style-name="P13"><text:s text:c="16"/>assert(rc == 0);</text:p>
      <text:p text:style-name="P13"><text:s text:c="16"/>rc = zmq_setsockopt(socket, ZMQ_SNDTIMEO, &amp;WAIT_TIME, sizeof(int));</text:p>
      <text:p text:style-name="P13"><text:s text:c="16"/>assert(rc == 0);</text:p>
      <text:p text:style-name="P13"><text:s text:c="16"/>create_conn(id, socket, context);</text:p>
      <text:p text:style-name="P13"><text:s text:c="16"/>char id_str[10];</text:p>
      <text:p text:style-name="P13"><text:s text:c="16"/>sprintf(id_str, "%d", id);</text:p>
      <text:p text:style-name="P13"><text:s text:c="16"/>if(fork() == 0) {</text:p>
      <text:p text:style-name="P13"><text:s text:c="20"/>execlp("./server", "server", id_str, NULL);</text:p>
      <text:p text:style-name="P13"><text:s text:c="20"/>perror("execlp");</text:p>
      <text:p text:style-name="P13"><text:s text:c="20"/>exit(EXIT_FAILURE);</text:p>
      <text:p text:style-name="P13"><text:s text:c="16"/>} else {</text:p>
      <text:p text:style-name="P13"><text:s text:c="20"/>message_zmq reply = {CHECK, 0};</text:p>
      <text:p text:style-name="P13"><text:s text:c="20"/>ping_send(socket, &amp;reply);</text:p>
      <text:p text:style-name="P13"><text:s text:c="20"/>message_zmq * data = ping_receive(socket);</text:p>
      <text:p text:style-name="P13"><text:s text:c="20"/>if(data-&gt;key == SUCCESS) {</text:p>
      <text:p text:style-name="P13"><text:s text:c="24"/>printf("OK:%d\n", data-&gt;id);</text:p>
      <text:p text:style-name="P13"><text:s text:c="24"/>children = id;</text:p>
      <text:p text:style-name="P13"><text:s text:c="20"/>}</text:p>
      <text:p text:style-name="P13"><text:s text:c="20"/>if(data-&gt;key == FAIL_CREATE){</text:p>
      <text:p text:style-name="P13"><text:s text:c="24"/>printf("Error: Port is busy\n");</text:p>
      <text:p text:style-name="P13"><text:s text:c="24"/>rc = zmq_close(socket);</text:p>
      <text:p text:style-name="P13"><text:s text:c="24"/>assert(rc == 0);</text:p>
      <text:p text:style-name="P13"><text:s text:c="24"/>rc = zmq_ctx_destroy(context);</text:p>
      <text:p text:style-name="P13"><text:soft-page-break/><text:s text:c="24"/>assert(rc == 0);</text:p>
      <text:p text:style-name="P13"><text:s text:c="20"/>}</text:p>
      <text:p text:style-name="P13"><text:s text:c="16"/>}</text:p>
      <text:p text:style-name="P13"><text:s text:c="12"/>} else {</text:p>
      <text:p text:style-name="P13"><text:s text:c="16"/>message_zmq reply = {CREATE, id};</text:p>
      <text:p text:style-name="P13"><text:s text:c="16"/>ping_send(socket, &amp;reply);</text:p>
      <text:p text:style-name="P13"><text:s text:c="16"/>message_zmq * data = ping_receive(socket);</text:p>
      <text:p text:style-name="P13"><text:s text:c="16"/>if(data-&gt;key == SUCCESS) {</text:p>
      <text:p text:style-name="P13"><text:s text:c="20"/>printf("OK:%d\n", data-&gt;id);</text:p>
      <text:p text:style-name="P13"><text:s text:c="16"/>}</text:p>
      <text:p text:style-name="P13"><text:s text:c="16"/>if(data-&gt;key == FAIL) {</text:p>
      <text:p text:style-name="P13"><text:s text:c="20"/>printf("Error: Already exists\n");</text:p>
      <text:p text:style-name="P13"><text:s text:c="16"/>}</text:p>
      <text:p text:style-name="P13"><text:s text:c="16"/>if(data-&gt;key == FAIL_CREATE || data-&gt;key == FAIL_PING) {</text:p>
      <text:p text:style-name="P13"><text:s text:c="20"/>printf("Error: Port is busy\n");</text:p>
      <text:p text:style-name="P13"><text:s text:c="16"/>}</text:p>
      <text:p text:style-name="P13"><text:s text:c="12"/>}</text:p>
      <text:p text:style-name="P13"><text:s text:c="8"/>}</text:p>
      <text:p text:style-name="P13"><text:s text:c="8"/>if(!strcmp(s,"remove")) {</text:p>
      <text:p text:style-name="P13"><text:s text:c="12"/>s = strtok(NULL, " ");</text:p>
      <text:p text:style-name="P13"><text:s text:c="12"/>int id = atoi(s);</text:p>
      <text:p text:style-name="P13"><text:s text:c="12"/>if(children == 0) {</text:p>
      <text:p text:style-name="P13"><text:s text:c="16"/>printf("Error: Not found\n");</text:p>
      <text:p text:style-name="P13"><text:s text:c="12"/>} </text:p>
      <text:p text:style-name="P13"><text:s text:c="12"/>else if(children == id) {</text:p>
      <text:p text:style-name="P13"><text:s text:c="16"/>message_zmq reply = {REMOVE, id};</text:p>
      <text:p text:style-name="P13"><text:s text:c="16"/>ping_send(socket, &amp;reply);</text:p>
      <text:p text:style-name="P13"><text:s text:c="16"/>message_zmq * data = ping_receive(socket);</text:p>
      <text:p text:style-name="P13"><text:s text:c="16"/>if(data-&gt;key == FAIL) {</text:p>
      <text:p text:style-name="P13"><text:s text:c="20"/>printf("Error: Not found\n");</text:p>
      <text:p text:style-name="P13"><text:s text:c="16"/>}</text:p>
      <text:p text:style-name="P13"><text:s text:c="16"/>if(data-&gt;key == SUCCESS) {</text:p>
      <text:p text:style-name="P13"><text:s text:c="20"/>int rc;</text:p>
      <text:p text:style-name="P13"><text:soft-page-break/><text:s text:c="20"/>printf("Ok\n");</text:p>
      <text:p text:style-name="P13"><text:s text:c="20"/>rc = zmq_close(socket);</text:p>
      <text:p text:style-name="P13"><text:s text:c="20"/>assert(rc == 0);</text:p>
      <text:p text:style-name="P13"><text:s text:c="20"/>rc = zmq_ctx_destroy(context);</text:p>
      <text:p text:style-name="P13"><text:s text:c="20"/>assert(rc == 0);</text:p>
      <text:p text:style-name="P13"><text:s text:c="20"/>children = 0;</text:p>
      <text:p text:style-name="P13"><text:s text:c="16"/>}</text:p>
      <text:p text:style-name="P13"><text:s text:c="12"/>}</text:p>
      <text:p text:style-name="P13"><text:s text:c="12"/>else {</text:p>
      <text:p text:style-name="P13"><text:s text:c="16"/>message_zmq reply = {REMOVE, id};</text:p>
      <text:p text:style-name="P13"><text:s text:c="16"/>ping_send(socket, &amp;reply);</text:p>
      <text:p text:style-name="P13"><text:s text:c="16"/>message_zmq * data = ping_receive(socket);</text:p>
      <text:p text:style-name="P13"><text:s text:c="16"/>if(data-&gt;key == FAIL) {</text:p>
      <text:p text:style-name="P13"><text:s text:c="20"/>printf("Error: Not found\n");</text:p>
      <text:p text:style-name="P13"><text:s text:c="16"/>}</text:p>
      <text:p text:style-name="P13"><text:s text:c="16"/>if(data-&gt;key == FAIL_PING) {</text:p>
      <text:p text:style-name="P13"><text:s text:c="20"/>printf("Error: Node is unavailable\n");</text:p>
      <text:p text:style-name="P13"><text:s text:c="16"/>}</text:p>
      <text:p text:style-name="P13"><text:s text:c="16"/>if(data-&gt;key == SUCCESS) {</text:p>
      <text:p text:style-name="P13"><text:s text:c="20"/>printf("Ok\n");</text:p>
      <text:p text:style-name="P13"><text:s text:c="16"/>}</text:p>
      <text:p text:style-name="P13"><text:s text:c="12"/>}</text:p>
      <text:p text:style-name="P13"><text:s text:c="8"/>}</text:p>
      <text:p text:style-name="P13"><text:s text:c="8"/>if(!strcmp(s,"ping")) {</text:p>
      <text:p text:style-name="P13"><text:s text:c="12"/>s = strtok(NULL, " ");</text:p>
      <text:p text:style-name="P13"><text:s text:c="12"/>int id = atoi(s);</text:p>
      <text:p text:style-name="P13"><text:s text:c="12"/>if(children == 0) {</text:p>
      <text:p text:style-name="P13"><text:s text:c="16"/>printf("Error: Not found\n");</text:p>
      <text:p text:style-name="P13"><text:s text:c="12"/>}</text:p>
      <text:p text:style-name="P13"><text:s text:c="12"/>else {</text:p>
      <text:p text:style-name="P13"><text:s text:c="16"/>message_zmq reply = {PING, id};</text:p>
      <text:p text:style-name="P13"><text:s text:c="16"/>ping_send(socket, &amp;reply);</text:p>
      <text:p text:style-name="P13"><text:s text:c="16"/>message_zmq * data = ping_receive(socket);</text:p>
      <text:p text:style-name="P13"><text:soft-page-break/><text:s text:c="16"/>if(data-&gt;key == FAIL) {</text:p>
      <text:p text:style-name="P13"><text:s text:c="20"/>printf("Error: Not found\n");</text:p>
      <text:p text:style-name="P13"><text:s text:c="16"/>}</text:p>
      <text:p text:style-name="P13"><text:s text:c="16"/>if(data-&gt;key == SUCCESS) {</text:p>
      <text:p text:style-name="P13"><text:s text:c="20"/>printf("Ok: 1\n");</text:p>
      <text:p text:style-name="P13"><text:s text:c="16"/>}</text:p>
      <text:p text:style-name="P13"><text:s text:c="16"/>if(data-&gt;key == FAIL_PING) {</text:p>
      <text:p text:style-name="P13"><text:s text:c="20"/>printf("Ok: 0\n");</text:p>
      <text:p text:style-name="P13"><text:s text:c="16"/>}</text:p>
      <text:p text:style-name="P13"><text:s text:c="12"/>}</text:p>
      <text:p text:style-name="P13"><text:s text:c="8"/>}</text:p>
      <text:p text:style-name="P13"><text:s text:c="8"/>if(!strcmp(s,"exec")) {</text:p>
      <text:p text:style-name="P13"><text:s text:c="12"/>s = strtok(NULL, " ");</text:p>
      <text:p text:style-name="P13"><text:s text:c="12"/>int id = atoi(s);</text:p>
      <text:p text:style-name="P13"><text:s text:c="12"/>s = strtok(NULL, " ");</text:p>
      <text:p text:style-name="P13"><text:s text:c="12"/>int n = atoi(s);</text:p>
      <text:p text:style-name="P13"><text:s text:c="12"/>char * query = s;</text:p>
      <text:p text:style-name="P13"><text:s text:c="12"/>for(int i = 0; i &lt; n; ++i) {</text:p>
      <text:p text:style-name="P13"><text:s text:c="16"/>s = strtok(NULL, " ");</text:p>
      <text:p text:style-name="P13"><text:s text:c="16"/>sprintf(query, "%s %s",query, s);</text:p>
      <text:p text:style-name="P13"><text:s text:c="12"/>}</text:p>
      <text:p text:style-name="P13"><text:s text:c="12"/>int size = strlen(query);</text:p>
      <text:p text:style-name="P13"><text:s text:c="12"/>if(children == 0) {</text:p>
      <text:p text:style-name="P13"><text:s text:c="16"/>printf("Error: Not found\n");</text:p>
      <text:p text:style-name="P13"><text:s text:c="12"/>}</text:p>
      <text:p text:style-name="P13"><text:s text:c="12"/>else {</text:p>
      <text:p text:style-name="P13"><text:s text:c="16"/>message_zmq reply = {EXEC, id, size};</text:p>
      <text:p text:style-name="P13"><text:s text:c="16"/>ping_send(socket, &amp;reply);</text:p>
      <text:p text:style-name="P13"><text:s text:c="16"/>send_string(socket, query);</text:p>
      <text:p text:style-name="P13"><text:s text:c="16"/>message_zmq * data = ping_receive(socket);</text:p>
      <text:p text:style-name="P13"><text:s text:c="16"/>if(data-&gt;key == FAIL) {</text:p>
      <text:p text:style-name="P13"><text:s text:c="20"/>printf("Error: Not found\n");</text:p>
      <text:p text:style-name="P13"><text:s text:c="16"/>}</text:p>
      <text:p text:style-name="P13"><text:soft-page-break/><text:s text:c="16"/>if(data-&gt;key == FAIL_PING) {</text:p>
      <text:p text:style-name="P13"><text:s text:c="20"/>printf("Error: Node is unavailable\n");</text:p>
      <text:p text:style-name="P13"><text:s text:c="16"/>}</text:p>
      <text:p text:style-name="P13"><text:s text:c="16"/>if(data-&gt;key == SUCCESS) {</text:p>
      <text:p text:style-name="P13"><text:s text:c="20"/>printf("OK:%d:%lld\n", data-&gt;id, data-&gt;size);</text:p>
      <text:p text:style-name="P13"><text:s text:c="16"/>}</text:p>
      <text:p text:style-name="P13"><text:s text:c="12"/>}</text:p>
      <text:p text:style-name="P13"><text:s text:c="8"/>}</text:p>
      <text:p text:style-name="P13"><text:s text:c="8"/>if(!strcmp(s,"down\n")) {</text:p>
      <text:p text:style-name="P13"><text:s text:c="12"/>process = 0;</text:p>
      <text:p text:style-name="P13"><text:s text:c="8"/>}</text:p>
      <text:p text:style-name="P13"><text:s text:c="8"/>while((s = strtok(NULL, " ")) != NULL);</text:p>
      <text:p text:style-name="P13"><text:s text:c="4"/>}</text:p>
      <text:p text:style-name="P13"><text:s text:c="4"/>if (children != 0 &amp;&amp; sig) {</text:p>
      <text:p text:style-name="P13"><text:s text:c="8"/>int rc;</text:p>
      <text:p text:style-name="P13"><text:s text:c="8"/>rc = zmq_close(socket);</text:p>
      <text:p text:style-name="P13"><text:s text:c="8"/>assert(rc == 0);</text:p>
      <text:p text:style-name="P13"><text:s text:c="8"/>rc = zmq_ctx_destroy(context);</text:p>
      <text:p text:style-name="P13"><text:s text:c="8"/>assert(rc == 0);</text:p>
      <text:p text:style-name="P13"><text:s text:c="8"/>children = 0;</text:p>
      <text:p text:style-name="P13"><text:s text:c="4"/>}</text:p>
      <text:p text:style-name="P13"><text:s text:c="4"/>if(children != 0 &amp;&amp; !sig) {</text:p>
      <text:p text:style-name="P13"><text:s text:c="8"/>message_zmq reply = {REMOVE, children};</text:p>
      <text:p text:style-name="P13"><text:s text:c="8"/>ping_send(socket, &amp;reply);</text:p>
      <text:p text:style-name="P13"><text:s text:c="8"/>message_zmq * data = ping_receive(socket);</text:p>
      <text:p text:style-name="P13"><text:s text:c="8"/>if(data-&gt;key == SUCCESS) {</text:p>
      <text:p text:style-name="P13"><text:s text:c="12"/>int rc;</text:p>
      <text:p text:style-name="P13"><text:s text:c="12"/>rc = zmq_close(socket);</text:p>
      <text:p text:style-name="P13"><text:s text:c="12"/>assert(rc == 0);</text:p>
      <text:p text:style-name="P13"><text:s text:c="12"/>rc = zmq_ctx_destroy(context);</text:p>
      <text:p text:style-name="P13"><text:s text:c="12"/>assert(rc == 0);</text:p>
      <text:p text:style-name="P13"><text:s text:c="12"/>children = 0;</text:p>
      <text:p text:style-name="P13"><text:s text:c="8"/>}</text:p>
      <text:p text:style-name="P13"><text:soft-page-break/><text:s text:c="4"/>}</text:p>
      <text:p text:style-name="P13"><text:s text:c="4"/>printf("Server is down\n");</text:p>
      <text:p text:style-name="P13"><text:s text:c="4"/>return 0;</text:p>
      <text:p text:style-name="P13">}</text:p>
      <text:p text:style-name="P10"/>
      <text:p text:style-name="P3"><text:span text:style-name="T7">Пример работы</text:span></text:p>
      <text:p text:style-name="P2">kirill@kirill:~/localProjects/OSlabs/lab6/test$ ./run.sh </text:p>
      <text:p text:style-name="P2">[ 33%] Built target zmq_s</text:p>
      <text:p text:style-name="P2">[ 66%] Built target client</text:p>
      <text:p text:style-name="P2">[100%] Built target server</text:p>
      <text:p text:style-name="P2">-------------------------test 1-------------------------</text:p>
      <text:p text:style-name="P2">OK:4425</text:p>
      <text:p text:style-name="P2">OK:4430</text:p>
      <text:p text:style-name="P2">OK:4435</text:p>
      <text:p text:style-name="P2">OK:4440</text:p>
      <text:p text:style-name="P2">OK:4445</text:p>
      <text:p text:style-name="P2">Ok</text:p>
      <text:p text:style-name="P2">Ok: 1</text:p>
      <text:p text:style-name="P2">Ok: 1</text:p>
      <text:p text:style-name="P2">Error: Not found</text:p>
      <text:p text:style-name="P2">Error: Not found</text:p>
      <text:p text:style-name="P2">Server is down</text:p>
      <text:p text:style-name="P2">-------------------------test 2-------------------------</text:p>
      <text:p text:style-name="P2">OK:4451</text:p>
      <text:p text:style-name="P2">OK:132:1</text:p>
      <text:p text:style-name="P2">OK:132:0</text:p>
      <text:p text:style-name="P2">Error: Not found</text:p>
      <text:p text:style-name="P2">OK:4456</text:p>
      <text:p text:style-name="P2">OK:200:9</text:p>
      <text:p text:style-name="P2">Server is down</text:p>
      <text:p text:style-name="P2"><text:soft-page-break/>kirill@kirill:~/localProjects/OSlabs/lab6/test$ </text:p>
      <text:p text:style-name="P24"/>
      <text:p text:style-name="P21"><text:span text:style-name="T2">Выво</text:span><text:span text:style-name="T4">д</text:span></text:p>
      <text:p text:style-name="P32"><text:span text:style-name="T1">В результате данной лабораторной работы я познакомился с библиотекой ZeroMQ, изучил концепцию очередей сообщений, а также паттерны взаимодействия между узлами очереди сообщений. Реализовал структуру дерева узлов, которые могут выполнять отложенные операции. Использование очередей сообщений позволяет повысить эффективность работы, разбить вычисления на несколько узлов. Но в тоже время это повышает сложность системы и возможности её отладки. Также изученные методы могут пригодиться в разработке высоконагруженных систе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F" style:font-family-generic-asian="system" style:font-pitch-asian="variable" style:font-size-asian="11pt" style:language-asian="ru" style:country-asian="RU"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F"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01-07T02:11:48.203040774</dc:date>
    <meta:editing-cycles>61</meta:editing-cycles>
    <meta:editing-duration>PT12H57M</meta:editing-duration>
    <meta:generator>LibreOffice/7.4.2.3$Linux_X86_64 LibreOffice_project/40$Build-3</meta:generator>
    <meta:document-statistic meta:table-count="0" meta:image-count="0" meta:object-count="0" meta:page-count="27" meta:paragraph-count="794" meta:word-count="2847" meta:character-count="32697" meta:non-whitespace-character-count="188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